
<file path=META-INF/manifest.xml><?xml version="1.0" encoding="utf-8"?>
<manifest:manifest xmlns:manifest="urn:oasis:names:tc:opendocument:xmlns:manifest:1.0" manifest:version="1.2">
  <manifest:file-entry manifest:media-type="application/vnd.oasis.opendocument.presentation" manifest:version="1.2" manifest:full-path="/"/>
  <manifest:file-entry manifest:media-type="" manifest:full-path="Configurations2/accelerator/current.xml"/>
  <manifest:file-entry manifest:media-type="application/vnd.sun.xml.ui.configuration" manifest:full-path="Configurations2/"/>
  <manifest:file-entry manifest:media-type="" manifest:full-path="Pictures/2000000800001AB800000DAFC2BE1917.wmf"/>
  <manifest:file-entry manifest:media-type="" manifest:full-path="Pictures/2000000E00000D6500000B7D70319AE9.wmf"/>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number:date-style style:name="D1" number:automatic-order="true">
      <number:day number:style="long"/>
      <number:text>.</number:text>
      <number:month number:style="long"/>
      <number:text>.</number:text>
      <number:year number:style="long"/>
    </number:date-style>
    <style:style style:name="gr1" style:family="graphic" style:parent-style-name="standard">
      <style:graphic-properties draw:stroke="none" svg:stroke-width="0.026cm" draw:stroke-linejoin="miter" draw:fill="none" draw:textarea-vertical-align="top" draw:auto-grow-height="true" fo:padding-top="0cm" fo:padding-bottom="0cm" fo:padding-left="0cm" fo:padding-right="0cm" fo:wrap-option="no-wrap"/>
    </style:style>
    <style:style style:name="gr2" style:family="graphic">
      <style:graphic-properties style:protect="size"/>
    </style:style>
    <style:style style:name="gr3" style:family="graphic" style:parent-style-name="standard">
      <style:graphic-properties draw:stroke="none" svg:stroke-width="0cm" draw:fill="none" draw:textarea-vertical-align="middle" draw:auto-grow-height="false" fo:padding-top="0.125cm" fo:padding-bottom="0.125cm" fo:padding-left="0.25cm" fo:padding-right="0.25cm" fo:wrap-option="wrap"/>
    </style:style>
    <style:style style:name="gr4" style:family="graphic" style:parent-style-name="standard" style:list-style-name="L1">
      <style:graphic-properties draw:stroke="none" draw:fill="none" fo:min-height="14.15cm"/>
    </style:style>
    <style:style style:name="gr5" style:family="graphic" style:parent-style-name="standard" style:list-style-name="L1">
      <style:graphic-properties draw:stroke="none" draw:fill="none" fo:min-height="14.15cm"/>
    </style:style>
    <style:style style:name="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pr2" style:family="presentation" style:parent-style-name="Default-subtitle">
      <style:graphic-properties draw:stroke="none" svg:stroke-width="0cm" draw:fill="none" draw:fill-color="#ffffff" draw:textarea-vertical-align="top" draw:auto-grow-height="false" fo:min-height="12.573cm" fo:padding-top="0.125cm" fo:padding-bottom="0.125cm" fo:padding-left="0.25cm" fo:padding-right="0.25cm" fo:wrap-option="wrap"/>
    </style:style>
    <style:style style:name="pr3" style:family="presentation" style:parent-style-name="Default-notes">
      <style:graphic-properties draw:fill-color="#ffffff" fo:min-height="13.365cm"/>
    </style:style>
    <style:style style:name="pr4" style:family="presentation" style:parent-style-name="Default_20_1-notes">
      <style:graphic-properties draw:fill-color="#ffffff" fo:min-height="13.365cm"/>
    </style:style>
    <style:style style:name="P1" style:family="paragraph">
      <style:paragraph-properties fo:margin-top="0cm" fo:margin-bottom="0cm" fo:text-align="start" style:punctuation-wrap="hanging"/>
      <style:text-properties fo:hyphenate="false"/>
    </style:style>
    <style:style style:name="P2" style:family="paragraph">
      <style:paragraph-properties style:font-independent-line-spacing="true"/>
      <style:text-properties fo:font-size="18pt"/>
    </style:style>
    <style:style style:name="P3" style:family="paragraph">
      <style:paragraph-properties fo:margin-top="0cm" fo:margin-bottom="0cm" fo:text-align="end" style:punctuation-wrap="hanging"/>
      <style:text-properties fo:hyphenate="false"/>
    </style:style>
    <style:style style:name="P4" style:family="paragraph">
      <style:paragraph-properties fo:margin-left="0cm" fo:margin-right="0cm" fo:margin-top="0cm" fo:margin-bottom="0cm" fo:line-height="100%" fo:text-align="start" fo:text-indent="0cm" style:punctuation-wrap="hanging"/>
      <style:text-properties fo:hyphenate="false"/>
    </style:style>
    <style:style style:name="P5" style:family="paragraph">
      <style:paragraph-properties fo:text-align="center"/>
    </style:style>
    <style:style style:name="P6" style:family="paragraph">
      <style:paragraph-properties style:font-independent-line-spacing="true"/>
      <style:text-properties fo:font-size="32pt" style:font-size-asian="32pt" style:font-size-complex="32pt"/>
    </style:style>
    <style:style style:name="P7" style:family="paragraph">
      <style:paragraph-properties fo:margin-left="1.2cm" fo:margin-right="0cm" fo:line-height="150%" fo:text-indent="-0.9cm"/>
    </style:style>
    <style:style style:name="P8" style:family="paragraph">
      <style:paragraph-properties fo:margin-left="1.2cm" fo:margin-right="0cm" fo:line-height="150%" fo:text-indent="-0.9cm"/>
      <style:text-properties fo:font-size="24pt" style:font-size-asian="24pt" style:font-size-complex="24pt"/>
    </style:style>
    <style:style style:name="T1" style:family="text">
      <style:text-properties fo:color="#ffffff" style:text-line-through-style="none" fo:font-family="'Comic Sans MS'" fo:font-size="40pt" fo:letter-spacing="normal" fo:font-style="normal" style:text-underline-style="none" fo:font-weight="normal" style:font-size-asian="40pt" style:font-style-asian="normal" style:font-weight-asian="normal" style:font-size-complex="40pt" style:font-style-complex="normal" style:font-weight-complex="normal"/>
    </style:style>
    <style:style style:name="T2" style:family="text">
      <style:text-properties fo:color="#ffffff" style:text-line-through-style="none" fo:font-family="Andalus" fo:font-size="14pt" fo:letter-spacing="normal" fo:font-style="normal" style:text-underline-style="none" fo:font-weight="normal" style:font-size-asian="14pt" style:font-style-asian="normal" style:font-weight-asian="normal" style:font-size-complex="14pt" style:font-style-complex="normal" style:font-weight-complex="normal"/>
    </style:style>
    <style:style style:name="T3"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T4" style:family="text">
      <style:text-properties fo:color="#ffffff"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T5" style:family="text">
      <style:text-properties fo:color="#000000" style:text-line-through-style="none" fo:font-family="'Comic Sans MS'"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T6" style:family="text">
      <style:text-properties fo:font-size="24pt" style:font-size-asian="24pt" style:font-size-complex="24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draw:page draw:name="page1" draw:style-name="dp1" draw:master-page-name="Default" presentation:presentation-page-layout-name="AL1T0">
        <office:forms form:automatic-focus="false" form:apply-design-mode="false"/>
        <draw:frame draw:name="Title 1" presentation:style-name="pr1" draw:text-style-name="P2" draw:layer="layout" svg:width="21.589cm" svg:height="1.692cm" svg:x="0.985cm" svg:y="8.89cm" presentation:class="title">
          <draw:text-box>
            <text:p text:style-name="P1"><text:span text:style-name="T1">Structural Design Patterns II</text:span><text:span text:style-name="T1"><text:line-break/></text:span><text:span text:style-name="T1"><text:line-break/></text:span><text:span text:style-name="T1"/></text:p>
          </draw:text-box>
        </draw:frame>
        <draw:frame draw:name="Subtitle 2" presentation:style-name="pr2" draw:text-style-name="P2" draw:layer="layout" svg:width="22.859cm" svg:height="2.4cm" svg:x="1.27cm" svg:y="11.4cm" presentation:class="subtitle" presentation:user-transformed="true">
          <draw:text-box>
            <text:p text:style-name="P3"><text:span text:style-name="T2">by</text:span></text:p>
            <text:p text:style-name="P3"><text:span text:style-name="T2">Tenneti Venkata Suresh(159231)</text:span></text:p>
            <text:p text:style-name="P3"><text:span text:style-name="T2">Foundation TEG</text:span></text:p>
            <text:p text:style-name="P1"><text:span text:style-name="T3"/></text:p>
          </draw:text-box>
        </draw:frame>
        <draw:custom-shape draw:name="Rectangle 64" draw:style-name="gr1" draw:text-style-name="P2" draw:layer="layout" svg:width="2.466cm" svg:height="0.763cm" svg:x="1.833cm" svg:y="16.016cm">
          <text:p text:style-name="P4"><text:span text:style-name="T4"><text:date style:data-style-name="D1" text:date-value="2013-12-02" text:fixed="true">02/12/13</text:date></text:span></text:p>
          <draw:enhanced-geometry svg:viewBox="0 0 21600 21600" draw:type="rectangle" draw:enhanced-path="M 0 0 L 21600 0 21600 21600 0 21600 0 0 Z N"/>
        </draw:custom-shape>
        <presentation:notes draw:style-name="dp2">
          <draw:page-thumbnail draw:style-name="gr2" draw:layer="layout" svg:width="14.848cm" svg:height="11.136cm" svg:x="3.075cm" svg:y="2.257cm" draw:page-number="1" presentation:class="page"/>
          <draw:frame presentation:style-name="pr3" draw:layer="layout" svg:width="16.799cm" svg:height="13.365cm" svg:x="2.1cm" svg:y="14.107cm" presentation:class="notes" presentation:placeholder="true">
            <draw:text-box/>
          </draw:frame>
        </presentation:notes>
      </draw:page>
      <draw:page draw:name="page2"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Structural Design Patterns II</text:span></text:p>
          <draw:enhanced-geometry svg:viewBox="0 0 21600 21600" draw:type="rectangle" draw:enhanced-path="M 0 0 L 21600 0 21600 21600 0 21600 0 0 Z N"/>
        </draw:custom-shape>
        <draw:frame draw:style-name="gr4" draw:text-style-name="P8" draw:layer="layout" svg:width="24.2cm" svg:height="14.4cm" svg:x="0.6cm" svg:y="3.2cm">
          <draw:text-box>
            <text:list text:style-name="L1">
              <text:list-item>
                <text:p text:style-name="P7"><text:span text:style-name="T6">Decorator</text:span></text:p>
              </text:list-item>
              <text:list-item>
                <text:p text:style-name="P7"><text:span text:style-name="T6">Facade</text:span></text:p>
              </text:list-item>
              <text:list-item>
                <text:p text:style-name="P7"><text:span text:style-name="T6">Flyweight</text:span></text:p>
              </text:list-item>
              <text:list-item>
                <text:p text:style-name="P7"><text:span text:style-name="T6">Private Class Data</text:span></text:p>
                <text:p text:style-name="P7"><text:span text:style-name="T6"/></text:p>
              </text:list-item>
            </text:list>
          </draw:text-box>
        </draw:frame>
        <presentation:notes draw:style-name="dp2">
          <draw:page-thumbnail draw:style-name="gr2" draw:layer="layout" svg:width="14.848cm" svg:height="11.136cm" svg:x="3.075cm" svg:y="2.257cm" draw:page-number="2" presentation:class="page"/>
          <draw:frame presentation:style-name="pr4" draw:layer="layout" svg:width="16.799cm" svg:height="13.365cm" svg:x="2.1cm" svg:y="14.107cm" presentation:class="notes" presentation:placeholder="true">
            <draw:text-box/>
          </draw:frame>
        </presentation:notes>
      </draw:page>
      <draw:page draw:name="page3" draw:style-name="dp1" draw:master-page-name="Default_20_1">
        <office:forms form:automatic-focus="false" form:apply-design-mode="false"/>
        <draw:custom-shape draw:name="CustomShape 1" draw:style-name="gr3" draw:text-style-name="P6" draw:layer="layout" svg:width="19cm" svg:height="2.4cm" svg:x="3.8cm" svg:y="0.2cm">
          <text:p text:style-name="P5"><text:span text:style-name="T5">Decorator Patterns</text:span></text:p>
          <draw:enhanced-geometry svg:viewBox="0 0 21600 21600" draw:type="rectangle" draw:enhanced-path="M 0 0 L 21600 0 21600 21600 0 21600 0 0 Z N"/>
        </draw:custom-shape>
        <draw:frame draw:style-name="gr5" draw:text-style-name="P8" draw:layer="layout" svg:width="24.2cm" svg:height="14.4cm" svg:x="0.6cm" svg:y="3.2cm">
          <draw:text-box>
            <text:list text:style-name="L1">
              <text:list-item>
                <text:p text:style-name="P7"><text:span text:style-name="T6">Stru</text:span></text:p>
              </text:list-item>
            </text:list>
          </draw:text-box>
        </draw:frame>
        <presentation:notes draw:style-name="dp2">
          <draw:page-thumbnail draw:style-name="gr2" draw:layer="layout" svg:width="14.848cm" svg:height="11.136cm" svg:x="3.075cm" svg:y="2.257cm" draw:page-number="3" presentation:class="page"/>
          <draw:frame presentation:style-name="pr4" draw:layer="layout" svg:width="16.799cm" svg:height="13.365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office:version="1.2">
  <office:styles>
    <draw:gradient draw:name="Gradient_20_7" draw:display-name="Gradient 7" draw:style="linear" draw:start-color="#0067ac" draw:end-color="#56bbed" draw:start-intensity="100%" draw:end-intensity="100%" draw:angle="2980" draw:border="0%"/>
    <draw:marker draw:name="Arrow" svg:viewBox="0 0 20 30" svg:d="m10 0-10 30h20z"/>
    <draw:stroke-dash draw:name="Line_20_with_20_Fine_20_Dots" draw:display-name="Line with Fine Dots" draw:style="rect" draw:dots1="1" draw:dots1-length="2.007cm" draw:dots2="10" draw:distance="0.152cm"/>
    <style:default-style style:family="graphic">
      <style:graphic-properties svg:stroke-color="#808080" draw:fill-color="#cfe7f5" fo:wrap-option="no-wrap"/>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IN" style:font-family-asian="'Lucida Sans Unicode'" style:font-family-generic-asian="system" style:font-pitch-asian="variable" style:font-size-asian="24pt" style:language-asian="zh" style:country-asian="CN" style:font-family-complex="Tahoma" style:font-family-generic-complex="system" style:font-pitch-complex="variable" style:font-size-complex="24pt" style:language-complex="hi" style:country-complex="IN"/>
    </style:default-style>
    <style:style style:name="standard" style:family="graphic">
      <style:graphic-properties draw:stroke="solid" svg:stroke-width="0cm" svg:stroke-color="#808080" draw:marker-start-width="0.2cm" draw:marker-start-center="false" draw:marker-end-width="0.2cm" draw:marker-end-center="false" draw:fill="solid" draw:fill-color="#cfe7f5" draw:textarea-horizontal-align="justify" fo:padding-top="0.125cm" fo:padding-bottom="0.125cm" fo:padding-left="0.25cm" fo:padding-right="0.25cm" draw:shadow="hidden" draw:shadow-offset-x="0.2cm" draw:shadow-offset-y="0.2cm" draw:shadow-color="#80808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Microsoft YaHei'" style:font-family-generic-asian="system" style:font-pitch-asian="variable" style:font-size-asian="18pt" style:font-style-asian="normal" style:font-weight-asian="norm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2cm" draw:shadow-offset-y="0.2cm" draw:shadow-color="#808080"/>
    </style:style>
    <style:style style:name="objectwithoutfill" style:family="graphic" style:parent-style-name="standard">
      <style:graphic-properties svg:stroke-color="#000000"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svg:stroke-color="#000000" draw:marker-start="Arrow" draw:marker-start-width="0.2cm" draw:marker-end="Arrow" draw:marker-end-width="0.2cm" draw:fill="none" draw:show-unit="true"/>
      <style:text-properties fo:font-size="12pt"/>
    </style:style>
    <style:style style:name="Default-background" style:family="presentation">
      <style:graphic-properties draw:stroke="none" draw:fill="gradient"/>
      <style:text-properties style:letter-kerning="true"/>
    </style:style>
    <style:style style:name="Default-backgroundobjects" style:family="presentation">
      <style:graphic-properties draw:textarea-horizontal-align="justify" draw:shadow="hidden" draw:shadow-offset-x="0.2cm" draw:shadow-offset-y="0.2cm" draw:shadow-color="#808080"/>
      <style:text-properties style:letter-kerning="true"/>
    </style:style>
    <style:style style:name="Default-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outline1" style:family="presentation">
      <style:graphic-properties draw:stroke="none" draw:fill="none">
        <text:list-style style:name="Default-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outline2" style:family="presentation" style:parent-style-name="Default-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outline3" style:family="presentation" style:parent-style-name="Default-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4" style:family="presentation" style:parent-style-name="Default-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outline5" style:family="presentation" style:parent-style-name="Default-outline4">
      <style:paragraph-properties fo:margin-top="0cm" fo:margin-bottom="0.1cm"/>
      <style:text-properties fo:font-size="20pt" style:font-size-asian="20pt" style:font-size-complex="20pt"/>
    </style:style>
    <style:style style:name="Default-outline6" style:family="presentation" style:parent-style-name="Default-outline5">
      <style:paragraph-properties fo:margin-top="0cm" fo:margin-bottom="0.1cm"/>
      <style:text-properties fo:font-size="20pt" style:font-size-asian="20pt" style:font-size-complex="20pt"/>
    </style:style>
    <style:style style:name="Default-outline7" style:family="presentation" style:parent-style-name="Default-outline6">
      <style:paragraph-properties fo:margin-top="0cm" fo:margin-bottom="0.1cm"/>
      <style:text-properties fo:font-size="20pt" style:font-size-asian="20pt" style:font-size-complex="20pt"/>
    </style:style>
    <style:style style:name="Default-outline8" style:family="presentation" style:parent-style-name="Default-outline7">
      <style:paragraph-properties fo:margin-top="0cm" fo:margin-bottom="0.1cm"/>
      <style:text-properties fo:font-size="20pt" style:font-size-asian="20pt" style:font-size-complex="20pt"/>
    </style:style>
    <style:style style:name="Default-outline9" style:family="presentation" style:parent-style-name="Default-outline8">
      <style:paragraph-properties fo:margin-top="0cm" fo:margin-bottom="0.1cm"/>
      <style:text-properties fo:font-size="20pt" style:font-size-asian="20pt" style:font-size-complex="20pt"/>
    </style:style>
    <style:style style:name="Default-subtitle" style:family="presentation">
      <style:graphic-properties draw:stroke="none" draw:fill="none" draw:textarea-vertical-align="middle">
        <text:list-style style:name="Default-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title" style:family="presentation">
      <style:graphic-properties draw:stroke="none" draw:fill="none" draw:textarea-vertical-align="middle">
        <text:list-style style:name="Default-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1-background" style:display-name="Default 1-background" style:family="presentation">
      <style:graphic-properties draw:stroke="none" draw:fill="solid" draw:fill-color="#ffffff"/>
      <style:text-properties style:letter-kerning="true"/>
    </style:style>
    <style:style style:name="Default_20_1-backgroundobjects" style:display-name="Default 1-backgroundobjects" style:family="presentation">
      <style:graphic-properties draw:textarea-horizontal-align="justify" draw:shadow="hidden" draw:shadow-offset-x="0.2cm" draw:shadow-offset-y="0.2cm" draw:shadow-color="#808080"/>
      <style:text-properties style:letter-kerning="true"/>
    </style:style>
    <style:style style:name="Default_20_1-notes" style:display-name="Default 1-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1-outline1" style:display-name="Default 1-outline1" style:family="presentation">
      <style:graphic-properties draw:stroke="none" draw:fill="none">
        <text:list-style style:name="Default_20_1-outline1" style:display-name="Default 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1-outline2" style:display-name="Default 1-outline2" style:family="presentation" style:parent-style-name="Default_20_1-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1-outline3" style:display-name="Default 1-outline3" style:family="presentation" style:parent-style-name="Default_20_1-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4" style:display-name="Default 1-outline4" style:family="presentation" style:parent-style-name="Default_20_1-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1-outline5" style:display-name="Default 1-outline5" style:family="presentation" style:parent-style-name="Default_20_1-outline4">
      <style:paragraph-properties fo:margin-top="0cm" fo:margin-bottom="0.1cm"/>
      <style:text-properties fo:font-size="20pt" style:font-size-asian="20pt" style:font-size-complex="20pt"/>
    </style:style>
    <style:style style:name="Default_20_1-outline6" style:display-name="Default 1-outline6" style:family="presentation" style:parent-style-name="Default_20_1-outline5">
      <style:paragraph-properties fo:margin-top="0cm" fo:margin-bottom="0.1cm"/>
      <style:text-properties fo:font-size="20pt" style:font-size-asian="20pt" style:font-size-complex="20pt"/>
    </style:style>
    <style:style style:name="Default_20_1-outline7" style:display-name="Default 1-outline7" style:family="presentation" style:parent-style-name="Default_20_1-outline6">
      <style:paragraph-properties fo:margin-top="0cm" fo:margin-bottom="0.1cm"/>
      <style:text-properties fo:font-size="20pt" style:font-size-asian="20pt" style:font-size-complex="20pt"/>
    </style:style>
    <style:style style:name="Default_20_1-outline8" style:display-name="Default 1-outline8" style:family="presentation" style:parent-style-name="Default_20_1-outline7">
      <style:paragraph-properties fo:margin-top="0cm" fo:margin-bottom="0.1cm"/>
      <style:text-properties fo:font-size="20pt" style:font-size-asian="20pt" style:font-size-complex="20pt"/>
    </style:style>
    <style:style style:name="Default_20_1-outline9" style:display-name="Default 1-outline9" style:family="presentation" style:parent-style-name="Default_20_1-outline8">
      <style:paragraph-properties fo:margin-top="0cm" fo:margin-bottom="0.1cm"/>
      <style:text-properties fo:font-size="20pt" style:font-size-asian="20pt" style:font-size-complex="20pt"/>
    </style:style>
    <style:style style:name="Default_20_1-subtitle" style:display-name="Default 1-subtitle" style:family="presentation">
      <style:graphic-properties draw:stroke="none" draw:fill="none" draw:textarea-vertical-align="middle">
        <text:list-style style:name="Default_20_1-subtitle" style:display-name="Default 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1-title" style:display-name="Default 1-title" style:family="presentation">
      <style:graphic-properties draw:stroke="none" draw:fill="none" draw:textarea-vertical-align="middle">
        <text:list-style style:name="Default_20_1-title" style:display-name="Default 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style style:name="Default_20_2-background" style:display-name="Default 2-background" style:family="presentation">
      <style:graphic-properties draw:stroke="none" draw:fill="solid" draw:fill-color="#ffffff"/>
      <style:text-properties style:letter-kerning="true"/>
    </style:style>
    <style:style style:name="Default_20_2-backgroundobjects" style:display-name="Default 2-backgroundobjects" style:family="presentation">
      <style:graphic-properties draw:textarea-horizontal-align="justify" draw:shadow="hidden" draw:shadow-offset-x="0.2cm" draw:shadow-offset-y="0.2cm" draw:shadow-color="#808080"/>
      <style:text-properties style:letter-kerning="true"/>
    </style:style>
    <style:style style:name="Default_20_2-notes" style:display-name="Default 2-notes" style:family="presentation">
      <style:graphic-properties draw:stroke="none" draw:fill="none"/>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letter-kerning="true" style:font-family-asian="'Microsoft YaHei'" style:font-family-generic-asian="system" style:font-pitch-asian="variable" style:font-size-asian="20pt" style:font-style-asian="normal" style:font-weight-asian="norm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Default_20_2-outline1" style:display-name="Default 2-outline1" style:family="presentation">
      <style:graphic-properties draw:stroke="none" draw:fill="none">
        <text:list-style style:name="Default_20_2-outline1" style:display-name="Default 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fo:font-family="'Myriad Pro'" style:font-family-generic="swiss" fo:font-size="22pt" fo:letter-spacing="normal" fo:language="en" fo:country="US" fo:font-style="normal" fo:text-shadow="none" style:text-underline-style="none" fo:font-weight="normal" style:letter-kerning="true" style:font-family-asian="'Microsoft YaHei'" style:font-family-generic-asian="system" style:font-pitch-asian="variable" style:font-size-asian="22pt" style:language-asian="en" style:country-asian="US" style:font-style-asian="normal" style:font-weight-asian="normal" style:font-family-complex="Mangal" style:font-family-generic-complex="system" style:font-pitch-complex="variable" style:font-size-complex="22pt" style:language-complex="en" style:country-complex="US" style:font-style-complex="normal" style:font-weight-complex="normal" style:text-emphasize="none" style:font-relief="none" style:text-overline-style="none" style:text-overline-color="font-color" fo:hyphenate="false"/>
    </style:style>
    <style:style style:name="Default_20_2-outline2" style:display-name="Default 2-outline2" style:family="presentation" style:parent-style-name="Default_20_2-outline1">
      <style:paragraph-properties fo:margin-top="0cm" fo:margin-bottom="0.4cm" fo:text-align="start" style:punctuation-wrap="hanging"/>
      <style:text-properties fo:color="#000000" style:text-line-through-style="none" fo:font-family="'Myriad Pro'" style:font-family-generic="swiss" fo:font-size="18pt" fo:letter-spacing="normal" fo:font-style="normal" style:text-underline-style="none" fo:font-weight="normal" style:font-size-asian="18pt" style:font-style-asian="normal" style:font-weight-asian="normal" style:font-size-complex="18pt" style:font-style-complex="normal" style:font-weight-complex="normal" fo:hyphenate="false"/>
    </style:style>
    <style:style style:name="Default_20_2-outline3" style:display-name="Default 2-outline3" style:family="presentation" style:parent-style-name="Default_20_2-outline2">
      <style:paragraph-properties fo:margin-top="0cm" fo:margin-bottom="0.3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4" style:display-name="Default 2-outline4" style:family="presentation" style:parent-style-name="Default_20_2-outline3">
      <style:paragraph-properties fo:margin-top="0cm" fo:margin-bottom="0.2cm" fo:text-align="start" style:punctuation-wrap="hanging"/>
      <style:text-properties fo:color="#000000" style:text-line-through-style="none" fo:font-family="'Myriad Pro'" style:font-family-generic="swiss"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Default_20_2-outline5" style:display-name="Default 2-outline5" style:family="presentation" style:parent-style-name="Default_20_2-outline4">
      <style:paragraph-properties fo:margin-top="0cm" fo:margin-bottom="0.1cm"/>
      <style:text-properties fo:font-size="20pt" style:font-size-asian="20pt" style:font-size-complex="20pt"/>
    </style:style>
    <style:style style:name="Default_20_2-outline6" style:display-name="Default 2-outline6" style:family="presentation" style:parent-style-name="Default_20_2-outline5">
      <style:paragraph-properties fo:margin-top="0cm" fo:margin-bottom="0.1cm"/>
      <style:text-properties fo:font-size="20pt" style:font-size-asian="20pt" style:font-size-complex="20pt"/>
    </style:style>
    <style:style style:name="Default_20_2-outline7" style:display-name="Default 2-outline7" style:family="presentation" style:parent-style-name="Default_20_2-outline6">
      <style:paragraph-properties fo:margin-top="0cm" fo:margin-bottom="0.1cm"/>
      <style:text-properties fo:font-size="20pt" style:font-size-asian="20pt" style:font-size-complex="20pt"/>
    </style:style>
    <style:style style:name="Default_20_2-outline8" style:display-name="Default 2-outline8" style:family="presentation" style:parent-style-name="Default_20_2-outline7">
      <style:paragraph-properties fo:margin-top="0cm" fo:margin-bottom="0.1cm"/>
      <style:text-properties fo:font-size="20pt" style:font-size-asian="20pt" style:font-size-complex="20pt"/>
    </style:style>
    <style:style style:name="Default_20_2-outline9" style:display-name="Default 2-outline9" style:family="presentation" style:parent-style-name="Default_20_2-outline8">
      <style:paragraph-properties fo:margin-top="0cm" fo:margin-bottom="0.1cm"/>
      <style:text-properties fo:font-size="20pt" style:font-size-asian="20pt" style:font-size-complex="20pt"/>
    </style:style>
    <style:style style:name="Default_20_2-subtitle" style:display-name="Default 2-subtitle" style:family="presentation">
      <style:graphic-properties draw:stroke="none" draw:fill="none" draw:textarea-vertical-align="middle">
        <text:list-style style:name="Default_20_2-subtitle" style:display-name="Default 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fo:font-family="Arial" style:font-family-generic="roman" style:font-pitch="variable" fo:font-size="32pt" fo:font-style="normal" fo:text-shadow="none" style:text-underline-style="none" fo:font-weight="normal" style:letter-kerning="true" style:font-family-asian="'Microsoft YaHei'" style:font-family-generic-asian="system" style:font-pitch-asian="variable" style:font-size-asian="32pt" style:font-style-asian="normal" style:font-weight-asian="norm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Default_20_2-title" style:display-name="Default 2-title" style:family="presentation">
      <style:graphic-properties draw:stroke="none" draw:fill="none" draw:textarea-vertical-align="middle">
        <text:list-style style:name="Default_20_2-title" style:display-name="Default 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fo:font-family="'Myriad Pro'" fo:font-size="18pt" fo:letter-spacing="normal" fo:language="en" fo:country="US" fo:font-style="normal" fo:text-shadow="none" style:text-underline-style="none" fo:font-weight="normal" style:letter-kerning="true" style:font-family-asian="'Microsoft YaHei'" style:font-family-generic-asian="system" style:font-pitch-asian="variable" style:font-size-asian="18pt" style:language-asian="en" style:country-asian="US" style:font-style-asian="normal" style:font-weight-asian="normal" style:font-family-complex="Mangal" style:font-family-generic-complex="system" style:font-pitch-complex="variable" style:font-size-complex="18pt" style:language-complex="en" style:country-complex="US" style:font-style-complex="normal" style:font-weight-complex="normal" style:text-emphasize="none" style:font-relief="none" style:text-overline-style="none" style:text-overline-color="font-color" fo:hyphenate="false"/>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style style:name="Mdp1" style:family="drawing-page">
      <style:drawing-page-properties draw:background-size="border" draw:fill="gradient"/>
    </style:style>
    <style:style style:name="Mdp2" style:family="drawing-page">
      <style:drawing-page-properties draw:background-size="border" draw:fill="solid" draw:fill-color="#ffffff"/>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svg:stroke-width="0.026cm" draw:fill="solid" draw:fill-color="#6dcff6" draw:textarea-vertical-align="middle" draw:auto-grow-height="false" fo:padding-top="0.125cm" fo:padding-bottom="0.125cm" fo:padding-left="0.25cm" fo:padding-right="0.25cm" fo:wrap-option="wrap"/>
    </style:style>
    <style:style style:name="Mgr4" style:family="graphic" style:parent-style-name="standard">
      <style:graphic-properties draw:stroke="none" svg:stroke-width="0.026cm" draw:fill="gradient" draw:fill-gradient-name="Gradient_20_7" draw:textarea-vertical-align="middle" draw:auto-grow-height="false" fo:padding-top="0.125cm" fo:padding-bottom="0.125cm" fo:padding-left="0.25cm" fo:padding-right="0.25cm" fo:wrap-option="wrap"/>
    </style:style>
    <style:style style:name="Mgr5" style:family="graphic" style:parent-style-name="standard">
      <style:graphic-properties draw:stroke="none" svg:stroke-width="0.026cm" draw:stroke-linejoin="miter" draw:fill="none" draw:textarea-vertical-align="middle" draw:auto-grow-height="false" fo:padding-top="0.127cm" fo:padding-bottom="0.127cm" fo:padding-left="0.254cm" fo:padding-right="0.254cm" fo:wrap-option="wrap"/>
    </style:style>
    <style:style style:name="Mgr6" style:family="graphic" style:parent-style-name="standard">
      <style:graphic-properties draw:stroke="none" svg:stroke-width="0.026cm" draw:stroke-linejoin="miter" draw:fill="none" draw:textarea-vertical-align="top" draw:auto-grow-height="false" fo:padding-top="0.127cm" fo:padding-bottom="0.127cm" fo:padding-left="0.254cm" fo:padding-right="0.254cm" fo:wrap-option="wrap"/>
    </style:style>
    <style:style style:name="Mgr7" style:family="graphic" style:parent-style-name="standard">
      <style:graphic-properties draw:stroke="none" svg:stroke-width="0.026cm" draw:stroke-linejoin="round" draw:fill="solid" draw:fill-color="#4473b1" draw:textarea-vertical-align="top" draw:auto-grow-height="false" fo:padding-top="0.127cm" fo:padding-bottom="0.127cm" fo:padding-left="0.254cm" fo:padding-right="0.254cm" fo:wrap-option="wrap"/>
    </style:style>
    <style:style style:name="Mgr8" style:family="graphic" style:parent-style-name="standard">
      <style:graphic-properties draw:stroke="none" svg:stroke-width="0.026cm" draw:stroke-linejoin="round" draw:fill="solid" draw:fill-color="#7d99ca" draw:textarea-vertical-align="top" draw:auto-grow-height="false" fo:padding-top="0.127cm" fo:padding-bottom="0.127cm" fo:padding-left="0.254cm" fo:padding-right="0.254cm" fo:wrap-option="wrap"/>
    </style:style>
    <style:style style:name="Mgr9" style:family="graphic" style:parent-style-name="standard">
      <style:graphic-properties draw:stroke="none" svg:stroke-width="0cm"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10" style:family="graphic" style:parent-style-name="standard">
      <style:graphic-properties draw:stroke="none" svg:stroke-width="0.026cm" draw:stroke-linejoin="miter" draw:fill="solid" draw:fill-color="#0067ac" draw:textarea-vertical-align="top" draw:auto-grow-height="false" fo:padding-top="0.127cm" fo:padding-bottom="0.127cm" fo:padding-left="0.254cm" fo:padding-right="0.254cm" fo:wrap-option="wrap"/>
    </style:style>
    <style:style style:name="Mgr11" style:family="graphic" style:parent-style-name="standard">
      <style:graphic-properties draw:stroke="none" svg:stroke-width="0cm" draw:fill="none" draw:textarea-vertical-align="top" draw:auto-grow-height="true" fo:padding-top="0.125cm" fo:padding-bottom="0.125cm" fo:padding-left="0.25cm" fo:padding-right="0.25cm" fo:wrap-option="wrap"/>
    </style:style>
    <style:style style:name="Mgr12" style:family="graphic" style:parent-style-name="standard">
      <style:graphic-properties draw:stroke="none" svg:stroke-width="0.026cm" draw:stroke-linejoin="round" draw:fill="solid" draw:fill-color="#fefefe" draw:textarea-vertical-align="top" draw:auto-grow-height="false" fo:padding-top="0.127cm" fo:padding-bottom="0.127cm" fo:padding-left="0.254cm" fo:padding-right="0.254cm" fo:wrap-option="wrap"/>
    </style:style>
    <style:style style:name="Mgr13" style:family="graphic" style:parent-style-name="standard">
      <style:graphic-properties draw:stroke="none" svg:stroke-width="0.026cm" draw:stroke-linejoin="round" draw:fill="solid" draw:fill-color="#b4d7f1" draw:textarea-vertical-align="top" draw:auto-grow-height="false" fo:padding-top="0.127cm" fo:padding-bottom="0.127cm" fo:padding-left="0.254cm" fo:padding-right="0.254cm" fo:wrap-option="wrap"/>
    </style:style>
    <style:style style:name="Mpr1" style:family="presentation" style:parent-style-name="Default-title">
      <style:graphic-properties draw:stroke="none" svg:stroke-width="0cm" draw:fill="none" draw:textarea-vertical-align="top" draw:auto-grow-height="false" fo:min-height="3.181cm" fo:padding-top="0.125cm" fo:padding-bottom="0.125cm" fo:padding-left="0.25cm" fo:padding-right="0.25cm" fo:wrap-option="wrap"/>
    </style:style>
    <style:style style:name="Mpr2" style:family="presentation" style:parent-style-name="Default-backgroundobjects">
      <style:graphic-properties draw:stroke="none" draw:fill="none" draw:fill-color="#ffffff" draw:auto-grow-height="false" fo:min-height="1.485cm"/>
    </style:style>
    <style:style style:name="Mpr3" style:family="presentation" style:parent-style-name="Default-backgroundobjects">
      <style:graphic-properties draw:stroke="none" draw:fill="none" draw:fill-color="#ffffff" draw:textarea-vertical-align="bottom" draw:auto-grow-height="false" fo:min-height="1.485cm"/>
    </style:style>
    <style:style style:name="Mpr4" style:family="presentation" style:parent-style-name="Default_20_1-backgroundobjects">
      <style:graphic-properties draw:stroke="none" draw:fill="none" draw:fill-color="#ffffff" draw:auto-grow-height="false" fo:min-height="1.485cm"/>
    </style:style>
    <style:style style:name="Mpr5" style:family="presentation" style:parent-style-name="Default_20_1-backgroundobjects">
      <style:graphic-properties draw:stroke="none" draw:fill="none" draw:fill-color="#ffffff" draw:textarea-vertical-align="bottom" draw:auto-grow-height="false" fo:min-height="1.485cm"/>
    </style:style>
    <style:style style:name="Mpr6" style:family="presentation" style:parent-style-name="Default_20_2-title">
      <style:graphic-properties draw:stroke="none" svg:stroke-width="0cm" draw:fill="none" draw:textarea-vertical-align="middle" draw:auto-grow-height="false" fo:min-height="3.181cm" fo:padding-top="0cm" fo:padding-bottom="0cm" fo:padding-left="0cm" fo:padding-right="0cm" fo:wrap-option="no-wrap"/>
    </style:style>
    <style:style style:name="Mpr7" style:family="presentation" style:parent-style-name="Default_20_2-outline1">
      <style:graphic-properties draw:stroke="none" svg:stroke-width="0cm" draw:fill="none" draw:textarea-vertical-align="top" draw:auto-grow-height="false" fo:min-height="12.573cm" fo:padding-top="0cm" fo:padding-bottom="0cm" fo:padding-left="0cm" fo:padding-right="0cm" fo:wrap-option="no-wrap"/>
    </style:style>
    <style:style style:name="Mpr8" style:family="presentation" style:parent-style-name="Default_20_2-backgroundobjects">
      <style:graphic-properties draw:stroke="none" draw:fill="none" draw:fill-color="#ffffff" draw:auto-grow-height="false" fo:min-height="1.485cm"/>
    </style:style>
    <style:style style:name="Mpr9" style:family="presentation" style:parent-style-name="Default_20_2-backgroundobjects">
      <style:graphic-properties draw:stroke="none" draw:fill="none" draw:fill-color="#ffffff" draw:textarea-vertical-align="bottom" draw:auto-grow-height="false" fo:min-height="1.485cm"/>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style:font-independent-line-spacing="true"/>
      <style:text-properties fo:font-size="18pt"/>
    </style:style>
    <style:style style:name="MP4" style:family="paragraph">
      <style:paragraph-properties fo:margin-left="0cm" fo:margin-right="0cm" fo:margin-top="0cm" fo:margin-bottom="0cm" fo:line-height="100%" fo:text-align="end" fo:text-indent="0cm" style:punctuation-wrap="hanging"/>
      <style:text-properties fo:hyphenate="false"/>
    </style:style>
    <style:style style:name="MP5" style:family="paragraph">
      <style:paragraph-properties fo:text-align="center"/>
      <style:text-properties fo:font-size="18pt"/>
    </style:style>
    <style:style style:name="MP6" style:family="paragraph">
      <style:paragraph-properties fo:margin-top="0cm" fo:margin-bottom="0cm" fo:text-align="start" style:punctuation-wrap="hanging"/>
      <style:text-properties fo:hyphenate="false"/>
    </style:style>
    <style:style style:name="MP7" style:family="paragraph">
      <style:paragraph-properties fo:margin-left="0cm" fo:margin-right="0cm" fo:margin-top="0cm" fo:margin-bottom="0cm" fo:text-align="start" fo:text-indent="0cm" style:punctuation-wrap="hanging"/>
      <style:text-properties fo:hyphenate="false"/>
    </style:style>
    <style:style style:name="MP8" style:family="paragraph">
      <style:paragraph-properties fo:margin-top="0cm" fo:margin-bottom="0cm" fo:text-align="center" style:punctuation-wrap="hanging"/>
      <style:text-properties fo:hyphenate="false"/>
    </style:style>
    <style:style style:name="MP9" style:family="paragraph">
      <style:paragraph-properties fo:margin-left="0cm" fo:margin-right="0cm" fo:margin-top="0.155cm" fo:margin-bottom="0.5cm" fo:text-align="start" fo:text-indent="0cm" style:punctuation-wrap="hanging"/>
      <style:text-properties fo:hyphenate="false"/>
    </style:style>
    <style:style style:name="MP10" style:family="paragraph">
      <style:paragraph-properties fo:margin-left="0cm" fo:margin-right="0cm" fo:margin-top="0.155cm" fo:margin-bottom="0.4cm" fo:text-align="start" fo:text-indent="0cm" style:punctuation-wrap="hanging"/>
      <style:text-properties fo:hyphenate="false"/>
    </style:style>
    <style:style style:name="MP11" style:family="paragraph">
      <style:paragraph-properties fo:margin-left="0cm" fo:margin-right="0cm" fo:margin-top="0.155cm" fo:margin-bottom="0.3cm" fo:text-align="start" fo:text-indent="0cm" style:punctuation-wrap="hanging"/>
      <style:text-properties fo:hyphenate="false"/>
    </style:style>
    <style:style style:name="MP12" style:family="paragraph">
      <style:paragraph-properties fo:margin-left="0cm" fo:margin-right="0cm" fo:margin-top="0.155cm" fo:margin-bottom="0.2cm" fo:text-align="start" fo:text-indent="0cm" style:punctuation-wrap="hanging"/>
      <style:text-properties fo:hyphenate="false"/>
    </style:style>
    <style:style style:name="MP13" style:family="paragraph">
      <style:paragraph-properties fo:margin-left="0cm" fo:margin-right="0cm" fo:margin-top="0.155cm" fo:margin-bottom="0.1cm" fo:text-align="start" fo:text-indent="0cm" style:punctuation-wrap="hanging"/>
      <style:text-properties fo:hyphenate="false"/>
    </style:style>
    <style:style style:name="MT1" style:family="text">
      <style:text-properties fo:font-size="14pt" style:font-size-asian="14pt" style:font-size-complex="14pt"/>
    </style:style>
    <style:style style:name="MT2" style:family="text">
      <style:text-properties fo:color="#000000" style:text-line-through-style="none" fo:font-family="'Myriad Pro'" style:font-family-generic="swiss"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3" style:family="text">
      <style:text-properties fo:color="#ffffff" style:text-line-through-style="none" fo:font-family="'Myriad Pro'" style:font-family-generic="swiss" fo:font-size="38pt" fo:letter-spacing="normal" fo:font-style="normal" style:text-underline-style="none" fo:font-weight="normal" style:font-size-asian="38pt" style:font-style-asian="normal" style:font-weight-asian="normal" style:font-size-complex="38pt" style:font-style-complex="normal" style:font-weight-complex="normal"/>
    </style:style>
    <style:style style:name="MT4" style:family="text">
      <style:text-properties fo:color="#ffffff" style:text-line-through-style="none" fo:font-family="'Myriad Pro'" style:font-family-generic="swiss"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5" style:family="text">
      <style:text-properties fo:color="#ffffff" style:text-line-through-style="none" fo:font-family="'Myriad Pro'" fo:font-size="8pt" fo:letter-spacing="normal" fo:font-style="normal" style:text-underline-style="none" fo:font-weight="normal" style:font-size-asian="8pt" style:font-style-asian="normal" style:font-weight-asian="normal" style:font-size-complex="8pt" style:font-style-complex="normal" style:font-weight-complex="normal"/>
    </style:style>
    <style:style style:name="MT6" style:family="text">
      <style:text-properties fo:color="#ffffff" style:text-line-through-style="none" fo:font-family="'Myriad Pro'" style:font-family-generic="swiss"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7" style:family="text">
      <style:text-properties fo:color="#000000" style:text-line-through-style="none" fo:font-family="'Myriad Pro'" style:font-family-generic="swiss" fo:font-size="22pt" fo:letter-spacing="normal" fo:font-style="normal" style:text-underline-style="none" fo:font-weight="normal" style:font-size-asian="22pt" style:font-style-asian="normal" style:font-weight-asian="normal" style:font-size-complex="22pt" style:font-style-complex="normal" style:font-weight-complex="normal"/>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5">
      <text:list-level-style-bullet text:level="1" text:bullet-char="§">
        <style:list-level-properties text:space-before="0.001cm" text:min-label-width="0.952cm"/>
        <style:text-properties fo:font-family="Wingdings" fo:color="#4e84c4" fo:font-size="45%"/>
      </text:list-level-style-bullet>
      <text:list-level-style-bullet text:level="2" text:bullet-char="–">
        <style:list-level-properties text:space-before="1.5cm" text:min-label-width="0.9cm"/>
        <style:text-properties fo:font-family="StarSymbol" style:use-window-font-color="true" fo:font-size="75%"/>
      </text:list-level-style-bullet>
      <text:list-level-style-bullet text:level="3" text:bullet-char="●">
        <style:list-level-properties text:space-before="2.8cm" text:min-label-width="0.8cm"/>
        <style:text-properties fo:font-family="StarSymbol" style:use-window-font-color="true" fo:font-size="45%"/>
      </text:list-level-style-bullet>
      <text:list-level-style-bullet text:level="4" text:bullet-char="–">
        <style:list-level-properties text:space-before="4.2cm" text:min-label-width="0.6cm"/>
        <style:text-properties fo:font-family="StarSymbol" style:use-window-font-color="true" fo:font-size="75%"/>
      </text:list-level-style-bullet>
      <text:list-level-style-bullet text:level="5" text:bullet-char="●">
        <style:list-level-properties text:space-before="5.4cm" text:min-label-width="0.6cm"/>
        <style:text-properties fo:font-family="StarSymbol" style:use-window-font-color="true" fo:font-size="4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Default" style:page-layout-name="PM1" draw:style-name="Mdp1">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custom-shape draw:name="Rectangle 16" draw:style-name="Mgr4" draw:text-style-name="MP3" draw:layer="backgroundobjects" svg:width="25.399cm" svg:height="19.049cm" svg:x="0cm" svg:y="0cm">
        <text:p/>
        <draw:enhanced-geometry svg:viewBox="0 0 21600 21600" draw:type="rectangle" draw:enhanced-path="M 0 0 L 21600 0 21600 21600 0 21600 0 0 Z N"/>
      </draw:custom-shape>
      <draw:frame draw:name="Title 1" presentation:style-name="Mpr1" draw:text-style-name="MP3" draw:layer="backgroundobjects" svg:width="21.589cm" svg:height="1.692cm" svg:x="0.985cm" svg:y="8.89cm" presentation:class="title" presentation:user-transformed="true">
        <draw:text-box>
          <text:p text:style-name="MP6"><text:span text:style-name="MT3">Click to edit the title text formatClick to edit Master title style</text:span></text:p>
        </draw:text-box>
      </draw:frame>
      <draw:custom-shape draw:name="Rectangle 56" draw:style-name="Mgr10" draw:text-style-name="MP3" draw:layer="backgroundobjects" svg:width="25.399cm" svg:height="2.354cm" svg:x="0cm" svg:y="5.49cm">
        <text:p/>
        <draw:enhanced-geometry svg:viewBox="0 0 21600 21600" draw:type="rectangle" draw:enhanced-path="M 0 0 L 21600 0 21600 21600 0 21600 0 0 Z N"/>
      </draw:custom-shape>
      <draw:custom-shape draw:name="TextBox 17" draw:style-name="Mgr11" draw:text-style-name="MP3" draw:layer="backgroundobjects" svg:width="6.772cm" svg:height="0.927cm" svg:x="0.935cm" svg:y="17.595cm">
        <text:p text:style-name="MP7"><text:span text:style-name="MT4">Copyright </text:span><text:span text:style-name="MT5">© </text:span><text:span text:style-name="MT4">2011 Tata Consultancy Services Limited</text:span></text:p>
        <draw:enhanced-geometry svg:viewBox="0 0 21600 21600" draw:type="rectangle" draw:enhanced-path="M 0 0 L 21600 0 21600 21600 0 21600 0 0 Z N"/>
      </draw:custom-shape>
      <draw:g draw:name="Group 5">
        <draw:custom-shape draw:name="AutoShape 4" draw:style-name="Mgr6" draw:text-style-name="MP3" draw:layer="layout" svg:width="9.061cm" svg:height="1.044cm" svg:x="1.177cm" svg:y="1.191cm">
          <text:p/>
          <draw:enhanced-geometry svg:viewBox="0 0 21600 21600" draw:type="rectangle" draw:enhanced-path="M 0 0 L 21600 0 21600 21600 0 21600 0 0 Z N"/>
        </draw:custom-shape>
        <draw:custom-shape draw:name="Freeform 6" draw:style-name="Mgr12" draw:text-style-name="MP3" draw:layer="layout" svg:width="2.036cm" svg:height="0.352cm" svg:x="6.094cm" svg:y="1.19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7" draw:style-name="Mgr12" draw:text-style-name="MP3" draw:layer="layout" svg:width="3.249cm" svg:height="0.352cm" svg:x="2.721cm" svg:y="1.19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8" draw:style-name="Mgr12" draw:text-style-name="MP3" draw:layer="layout" svg:width="1.37cm" svg:height="0.343cm" svg:x="1.177cm" svg:y="1.195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9" draw:style-name="Mgr13" draw:text-style-name="MP3" draw:layer="layout" svg:width="4.382cm" svg:height="0.462cm" svg:x="5.856cm" svg:y="1.77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Freeform 9" draw:style-name="Mgr12" draw:text-style-name="MP3" draw:layer="backgroundobjects" svg:width="1.347cm" svg:height="1.178cm" svg:x="22.728cm" svg:y="1.18cm">
        <text:p/>
        <draw:enhanced-geometry draw:mirror-horizontal="false" draw:mirror-vertical="false" svg:viewBox="0 0 835 727" draw:type="non-primitive" draw:enhanced-path="M 417 0 L 443 0 467 2 491 5 515 9 538 16 559 22 581 30 600 38 620 48 637 59 653 71 668 83 682 96 694 110 705 124 714 139 676 131 639 124 602 117 567 113 534 109 504 106 478 104 458 104 453 104 448 105 444 106 440 109 436 112 434 115 432 119 432 124 432 133 432 415 403 415 404 133 404 124 403 119 402 115 398 112 395 109 392 106 388 105 382 104 378 104 356 104 331 106 301 109 268 113 232 118 195 124 157 131 121 139 129 125 140 110 152 96 166 83 180 71 197 59 215 48 233 38 254 30 274 22 296 16 319 9 342 5 367 2 392 0 417 0 Z M 201 579 L 201 519 175 519 150 519 125 519 100 519 75 519 49 519 25 519 0 519 0 579 58 579 58 727 141 727 141 579 201 579 Z M 303 602 L 261 727 180 727 260 519 282 519 303 519 326 519 348 519 427 727 346 727 303 602 Z M 608 579 L 608 519 583 519 557 519 532 519 507 519 483 519 458 519 432 519 407 519 407 579 466 579 466 727 548 727 548 579 608 579 Z M 712 602 L 669 727 587 727 667 519 689 519 712 519 733 519 755 519 835 727 754 727 712 602 Z M 727 172 L 729 181 730 190 731 198 731 207 730 224 727 240 722 257 715 273 706 288 696 302 685 316 670 329 656 342 640 354 622 365 604 374 584 383 562 392 541 398 518 405 476 202 475 193 474 183 474 175 474 166 475 162 477 158 479 155 481 152 485 149 489 146 493 145 499 144 528 145 556 148 584 151 613 154 641 158 669 163 699 167 727 172 Z M 317 405 L 295 399 272 392 251 384 231 374 213 365 195 354 179 342 164 330 150 316 138 303 128 288 120 273 112 257 108 240 105 224 103 207 103 198 105 190 106 181 108 172 136 168 165 163 193 158 222 154 250 151 280 148 308 145 337 144 342 144 348 145 351 146 354 150 357 153 358 156 361 161 362 165 362 175 362 184 361 194 359 202 317 405 Z N">
          <draw:equation draw:name="f0" draw:formula="width"/>
          <draw:equation draw:name="f1" draw:formula="height"/>
        </draw:enhanced-geometry>
      </draw:custom-shape>
      <draw:frame draw:name="Picture 4" draw:style-name="Mgr9" draw:text-style-name="MP5" draw:layer="backgroundobjects" svg:width="6.837cm" svg:height="3.499cm" svg:x="0cm" svg:y="3.737cm">
        <draw:image xlink:href="Pictures/2000000800001AB800000DAFC2BE1917.wmf" xlink:type="simple" xlink:show="embed" xlink:actuate="onLoad">
          <text:p/>
        </draw:image>
      </draw:frame>
      <draw:frame presentation:style-name="Default-outline1" draw:layer="backgroundobjects" svg:width="22.859cm" svg:height="12.573cm" svg:x="1.27cm" svg:y="4.457cm" presentation:class="outline" presentation:placeholder="true">
        <draw:text-box/>
      </draw:frame>
      <presentation:notes style:page-layout-name="PM0">
        <draw:page-thumbnail presentation:style-name="Default-title" draw:layer="backgroundobjects" svg:width="14.848cm" svg:height="11.136cm" svg:x="3.075cm" svg:y="2.257cm" presentation:class="page"/>
        <draw:frame presentation:style-name="Default-notes" draw:layer="backgroundobjects" svg:width="16.799cm" svg:height="13.364cm" svg:x="2.1cm" svg:y="14.107cm" presentation:class="notes" presentation:placeholder="true">
          <draw:text-box/>
        </draw:frame>
        <draw:frame presentation:style-name="Mpr2" draw:text-style-name="MP1" draw:layer="backgroundobjects" svg:width="9.113cm" svg:height="1.484cm" svg:x="0cm" svg:y="0cm" presentation:class="header">
          <draw:text-box>
            <text:p text:style-name="MP1"><text:span text:style-name="MT1"><presentation:header/></text:span></text:p>
          </draw:text-box>
        </draw:frame>
        <draw:frame presentation:style-name="Mpr2" draw:text-style-name="MP2" draw:layer="backgroundobjects" svg:width="9.113cm" svg:height="1.484cm" svg:x="11.886cm" svg:y="0cm" presentation:class="date-time">
          <draw:text-box>
            <text:p text:style-name="MP2"><text:span text:style-name="MT1"><presentation:date-time/></text:span></text:p>
          </draw:text-box>
        </draw:frame>
        <draw:frame presentation:style-name="Mpr3" draw:text-style-name="MP1" draw:layer="backgroundobjects" svg:width="9.113cm" svg:height="1.484cm" svg:x="0cm" svg:y="28.215cm" presentation:class="footer">
          <draw:text-box>
            <text:p text:style-name="MP1"><text:span text:style-name="MT1"><presentation:footer/></text:span></text:p>
          </draw:text-box>
        </draw:frame>
        <draw:frame presentation:style-name="Mpr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1" style:display-name="Default 1"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presentation:style-name="Default_20_1-title" draw:layer="backgroundobjects" svg:width="22.859cm" svg:height="3.18cm" svg:x="1.27cm" svg:y="0.76cm" presentation:class="title" presentation:placeholder="true">
        <draw:text-box/>
      </draw:frame>
      <draw:frame presentation:style-name="Default_20_1-outline1" draw:layer="backgroundobjects" svg:width="22.859cm" svg:height="12.573cm" svg:x="1.27cm" svg:y="4.457cm" presentation:class="outline" presentation:placeholder="true">
        <draw:text-box/>
      </draw:frame>
      <presentation:notes style:page-layout-name="PM0">
        <draw:page-thumbnail presentation:style-name="Default_20_1-title" draw:layer="backgroundobjects" svg:width="14.848cm" svg:height="11.136cm" svg:x="3.075cm" svg:y="2.257cm" presentation:class="page"/>
        <draw:frame presentation:style-name="Default_20_1-notes" draw:layer="backgroundobjects" svg:width="16.799cm" svg:height="13.364cm" svg:x="2.1cm" svg:y="14.107cm" presentation:class="notes" presentation:placeholder="true">
          <draw:text-box/>
        </draw:frame>
        <draw:frame presentation:style-name="Mpr4" draw:text-style-name="MP1" draw:layer="backgroundobjects" svg:width="9.113cm" svg:height="1.484cm" svg:x="0cm" svg:y="0cm" presentation:class="header">
          <draw:text-box>
            <text:p text:style-name="MP1"><text:span text:style-name="MT1"><presentation:header/></text:span></text:p>
          </draw:text-box>
        </draw:frame>
        <draw:frame presentation:style-name="Mpr4" draw:text-style-name="MP2" draw:layer="backgroundobjects" svg:width="9.113cm" svg:height="1.484cm" svg:x="11.886cm" svg:y="0cm" presentation:class="date-time">
          <draw:text-box>
            <text:p text:style-name="MP2"><text:span text:style-name="MT1"><presentation:date-time/></text:span></text:p>
          </draw:text-box>
        </draw:frame>
        <draw:frame presentation:style-name="Mpr5" draw:text-style-name="MP1" draw:layer="backgroundobjects" svg:width="9.113cm" svg:height="1.484cm" svg:x="0cm" svg:y="28.215cm" presentation:class="footer">
          <draw:text-box>
            <text:p text:style-name="MP1"><text:span text:style-name="MT1"><presentation:footer/></text:span></text:p>
          </draw:text-box>
        </draw:frame>
        <draw:frame presentation:style-name="Mpr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Default_20_2" style:display-name="Default 2" style:page-layout-name="PM1" draw:style-name="Mdp2">
      <draw:custom-shape draw:name="Rectangle 5" draw:style-name="Mgr3" draw:text-style-name="MP3" draw:layer="backgroundobjects" svg:width="0.846cm" svg:height="0.422cm" svg:x="0.635cm" svg:y="0.847cm">
        <text:p/>
        <draw:enhanced-geometry svg:viewBox="0 0 21600 21600" draw:type="rectangle" draw:enhanced-path="M 0 0 L 21600 0 21600 21600 0 21600 0 0 Z N"/>
      </draw:custom-shape>
      <draw:custom-shape draw:name="Rectangle 80" draw:style-name="Mgr4" draw:text-style-name="MP3" draw:layer="backgroundobjects" svg:width="25.399cm" svg:height="2.962cm" svg:x="0cm" svg:y="0cm">
        <text:p/>
        <draw:enhanced-geometry svg:viewBox="0 0 21600 21600" draw:type="rectangle" draw:enhanced-path="M 0 0 L 21600 0 21600 21600 0 21600 0 0 Z N"/>
      </draw:custom-shape>
      <draw:custom-shape draw:name="Rectangle 71" draw:style-name="Mgr5" draw:text-style-name="MP3" draw:layer="backgroundobjects" svg:width="1.842cm" svg:height="1cm" svg:x="22.86cm" svg:y="17.533cm">
        <text:p text:style-name="MP4"><text:span text:style-name="MT2"><text:page-number>&lt;number&gt;</text:page-number></text:span><text:span text:style-name="MT2"> </text:span></text:p>
        <draw:enhanced-geometry svg:viewBox="0 0 21600 21600" draw:type="rectangle" draw:enhanced-path="M 0 0 L 21600 0 21600 21600 0 21600 0 0 Z N"/>
      </draw:custom-shape>
      <draw:g draw:name="Group 8">
        <draw:custom-shape draw:name="AutoShape 7" draw:style-name="Mgr6" draw:text-style-name="MP3" draw:layer="layout" svg:width="6.729cm" svg:height="0.775cm" svg:x="1.182cm" svg:y="17.851cm">
          <text:p/>
          <draw:enhanced-geometry svg:viewBox="0 0 21600 21600" draw:type="rectangle" draw:enhanced-path="M 0 0 L 21600 0 21600 21600 0 21600 0 0 Z N"/>
        </draw:custom-shape>
        <draw:custom-shape draw:name="Freeform 9" draw:style-name="Mgr7" draw:text-style-name="MP3" draw:layer="layout" svg:width="1.512cm" svg:height="0.261cm" svg:x="4.833cm" svg:y="17.851cm">
          <text:p/>
          <draw:enhanced-geometry draw:mirror-horizontal="false" draw:mirror-vertical="false" svg:viewBox="0 0 3691 641" draw:type="non-primitive" draw:enhanced-path="M 3288 601 L 3302 609 3319 616 3338 622 3360 629 3382 634 3406 637 3431 640 3455 641 3484 640 3511 637 3524 635 3536 632 3548 629 3559 625 3570 621 3581 617 3590 613 3600 608 3608 603 3618 597 3625 591 3633 584 3639 578 3646 571 3653 564 3658 557 3668 541 3676 526 3682 508 3687 491 3690 472 3691 454 3690 437 3688 422 3684 407 3680 393 3675 380 3668 367 3660 355 3651 344 3640 332 3629 322 3616 313 3601 303 3586 294 3568 286 3550 278 3530 270 3502 258 3477 247 3467 242 3457 236 3448 230 3441 224 3434 219 3428 213 3423 206 3419 200 3416 192 3414 184 3412 177 3412 168 3412 162 3413 154 3415 147 3418 141 3421 135 3426 129 3431 122 3437 117 3443 112 3450 107 3459 103 3469 100 3479 97 3489 95 3502 94 3515 94 3535 94 3555 96 3573 100 3590 104 3604 108 3618 113 3629 118 3638 122 3666 31 3653 25 3638 20 3622 14 3604 9 3585 6 3564 3 3542 1 3517 0 3492 1 3469 4 3447 8 3426 14 3406 22 3389 30 3372 40 3357 51 3343 64 3331 77 3322 93 3312 108 3306 124 3301 142 3298 159 3297 179 3298 194 3300 211 3304 225 3309 240 3316 253 3324 265 3333 277 3343 288 3355 299 3367 310 3381 319 3396 328 3412 336 3429 345 3447 352 3466 359 3492 369 3516 381 3525 386 3534 392 3543 397 3550 403 3556 409 3561 417 3565 423 3569 430 3571 437 3573 445 3575 454 3576 462 3575 471 3573 480 3571 489 3567 497 3563 504 3558 511 3553 517 3546 524 3539 529 3530 533 3521 537 3511 540 3500 543 3488 545 3476 546 3463 546 3441 546 3420 543 3400 540 3379 535 3361 529 3343 523 3327 514 3312 507 3288 601 Z M 3188 263 L 2955 263 2955 104 3202 104 3202 10 2841 10 2841 631 3216 631 3216 537 2955 537 2955 355 3188 355 3188 263 Z M 2727 523 L 2714 528 2701 532 2687 536 2671 539 2655 542 2637 544 2621 545 2604 545 2590 545 2579 544 2567 543 2555 541 2544 539 2533 537 2522 534 2512 530 2502 526 2493 522 2483 516 2475 511 2467 505 2459 499 2451 492 2444 486 2437 477 2431 470 2426 462 2420 453 2414 443 2410 434 2406 425 2402 415 2396 393 2391 371 2389 347 2388 322 2388 309 2389 295 2390 282 2392 270 2394 257 2397 246 2400 235 2403 223 2408 213 2412 203 2418 193 2423 184 2429 176 2435 168 2441 159 2448 152 2457 145 2464 139 2472 133 2480 127 2489 121 2499 117 2508 112 2517 109 2538 102 2559 98 2582 95 2605 94 2623 95 2641 96 2658 98 2673 101 2688 105 2701 109 2714 113 2726 118 2750 28 2740 24 2728 19 2712 13 2695 9 2674 6 2652 3 2627 1 2600 0 2583 1 2566 2 2548 4 2532 6 2515 9 2499 13 2483 17 2468 23 2454 29 2439 35 2426 42 2411 50 2399 59 2387 68 2374 77 2363 87 2352 99 2342 110 2332 122 2323 135 2315 148 2307 162 2300 176 2293 190 2288 206 2283 222 2278 239 2275 255 2272 273 2270 290 2269 309 2269 328 2269 346 2270 362 2272 380 2274 395 2277 412 2281 427 2285 441 2290 457 2295 470 2302 484 2309 497 2317 509 2325 522 2333 534 2343 544 2353 555 2363 565 2374 574 2386 583 2398 592 2411 599 2424 606 2438 612 2452 618 2467 623 2482 628 2499 632 2515 635 2532 637 2549 639 2567 640 2585 641 2612 640 2637 638 2661 635 2684 632 2702 628 2720 622 2734 617 2745 612 2727 523 Z M 2058 10 L 2058 631 2171 631 2171 10 2058 10 Z M 1776 631 L 1991 10 1871 10 1780 294 1771 322 1762 351 1754 379 1746 407 1738 435 1730 463 1724 491 1717 518 1715 518 1709 491 1702 462 1695 434 1688 406 1680 379 1672 350 1663 321 1654 292 1570 10 1447 10 1647 631 1776 631 Z M 1090 97 L 1101 95 1117 93 1136 92 1161 91 1174 92 1187 93 1199 95 1210 97 1222 100 1231 105 1240 109 1248 115 1256 121 1263 130 1268 137 1273 146 1277 156 1279 167 1281 178 1281 190 1281 202 1279 212 1277 222 1273 232 1268 242 1263 250 1255 257 1248 264 1240 271 1231 277 1221 281 1209 285 1197 288 1185 291 1171 292 1158 292 1090 292 1090 97 Z M 978 631 L 1090 631 1090 375 1148 375 1159 377 1170 378 1180 380 1190 382 1198 385 1206 389 1213 394 1221 400 1227 407 1233 415 1238 424 1243 433 1247 444 1251 457 1255 470 1259 485 1272 537 1283 579 1288 597 1292 611 1297 622 1301 631 1417 631 1413 619 1406 605 1401 585 1395 565 1389 540 1382 514 1376 487 1368 458 1362 436 1354 416 1346 398 1336 382 1330 374 1324 367 1318 361 1312 355 1305 350 1298 346 1290 342 1282 337 1282 335 1292 330 1304 326 1314 320 1324 314 1334 306 1343 298 1352 289 1360 280 1367 270 1374 258 1380 247 1385 235 1389 222 1392 209 1394 194 1394 180 1393 160 1391 142 1386 124 1381 108 1373 94 1363 79 1353 67 1341 56 1333 49 1324 43 1315 38 1306 33 1296 28 1285 24 1275 21 1263 17 1238 12 1211 8 1181 6 1150 5 1125 5 1101 6 1078 7 1055 9 1034 11 1014 13 995 15 978 19 978 631 Z M 852 263 L 617 263 617 104 865 104 865 10 504 10 504 631 879 631 879 537 617 537 617 355 852 355 852 263 Z M 0 601 L 14 609 32 616 50 622 72 629 94 634 118 637 143 640 167 641 196 640 224 637 236 635 248 632 261 629 272 625 282 621 293 617 303 613 312 608 321 603 330 597 338 591 345 584 352 578 358 571 365 564 371 557 380 541 388 526 394 508 400 491 402 472 403 454 402 437 401 422 397 407 393 393 387 380 381 367 373 355 364 344 353 332 341 322 328 313 313 303 298 294 281 286 263 278 243 270 215 258 190 247 179 242 169 236 161 230 153 224 146 219 141 213 135 206 131 200 128 192 126 184 125 177 125 168 125 162 126 154 128 147 130 141 134 135 139 129 143 122 149 117 156 112 163 107 171 103 181 100 191 97 202 95 215 94 227 94 248 94 268 96 285 100 302 104 317 108 331 113 342 118 351 122 378 31 366 25 350 20 335 14 316 9 298 6 276 3 254 1 229 0 204 1 182 4 159 8 139 14 119 22 101 30 84 40 70 51 56 64 44 77 34 93 26 108 18 124 14 142 11 159 10 179 11 194 13 211 16 225 21 240 29 253 36 265 45 277 55 288 67 299 80 310 93 319 109 328 124 336 142 345 159 352 178 359 205 369 228 381 238 386 247 392 255 397 262 403 268 409 273 417 278 423 281 430 284 437 287 445 288 454 288 462 288 471 285 480 283 489 280 497 276 504 271 511 265 517 259 524 251 529 242 533 233 537 223 540 213 543 200 545 188 546 175 546 154 546 132 543 112 540 92 535 74 529 56 523 40 514 26 507 0 601 Z N">
            <draw:equation draw:name="f0" draw:formula="width"/>
            <draw:equation draw:name="f1" draw:formula="height"/>
          </draw:enhanced-geometry>
        </draw:custom-shape>
        <draw:custom-shape draw:name="Freeform 10" draw:style-name="Mgr7" draw:text-style-name="MP3" draw:layer="layout" svg:width="2.412cm" svg:height="0.261cm" svg:x="2.328cm" svg:y="17.851cm">
          <text:p/>
          <draw:enhanced-geometry draw:mirror-horizontal="false" draw:mirror-vertical="false" svg:viewBox="0 0 5893 641" draw:type="non-primitive" draw:enhanced-path="M 5686 631 L 5686 369 5893 10 5764 10 5690 169 5675 202 5661 232 5648 262 5636 292 5635 292 5621 261 5609 232 5596 202 5580 170 5506 10 5377 10 5573 372 5573 631 5686 631 Z M 5318 523 L 5306 528 5293 532 5277 536 5262 539 5245 542 5229 544 5211 545 5194 545 5182 545 5169 544 5157 543 5146 541 5134 539 5124 537 5113 534 5104 530 5093 526 5084 522 5075 516 5067 511 5057 505 5050 499 5042 492 5036 486 5029 477 5022 470 5016 462 5011 453 5006 443 5001 434 4997 425 4993 415 4986 393 4982 371 4979 347 4978 322 4979 309 4979 295 4981 282 4982 270 4985 257 4987 246 4991 235 4995 223 4999 213 5004 203 5008 193 5014 184 5019 176 5026 168 5033 159 5040 152 5047 145 5055 139 5063 133 5072 127 5080 121 5089 117 5098 112 5109 109 5129 102 5150 98 5172 95 5196 94 5215 95 5232 96 5248 98 5264 101 5279 105 5293 109 5305 113 5316 118 5341 28 5332 24 5318 19 5303 13 5285 9 5265 6 5242 3 5218 1 5191 0 5173 1 5156 2 5139 4 5122 6 5106 9 5090 13 5075 17 5059 23 5045 29 5031 35 5016 42 5003 50 4989 59 4977 68 4966 77 4955 87 4943 99 4933 110 4924 122 4914 135 4906 148 4898 162 4891 176 4885 190 4879 206 4873 222 4869 239 4866 255 4863 273 4861 290 4860 309 4859 328 4860 346 4861 362 4862 380 4865 395 4868 412 4871 427 4876 441 4881 457 4887 470 4893 484 4900 497 4907 509 4915 522 4925 534 4934 544 4943 555 4955 565 4965 574 4977 583 4989 592 5002 599 5015 606 5029 612 5043 618 5058 623 5074 628 5089 632 5106 635 5122 637 5139 639 5158 640 5175 641 5203 640 5229 638 5253 635 5274 632 5294 628 5310 622 5324 617 5337 612 5318 523 Z M 4374 631 L 4374 408 4374 371 4374 335 4374 301 4373 269 4372 237 4371 205 4370 175 4369 144 4371 144 4383 170 4396 198 4410 224 4423 251 4438 279 4453 306 4468 332 4483 358 4644 631 4761 631 4761 10 4657 10 4657 226 4657 261 4658 295 4658 328 4659 360 4661 391 4662 422 4665 453 4667 484 4665 485 4653 459 4642 433 4630 407 4616 381 4603 355 4589 328 4574 302 4559 277 4399 10 4270 10 4270 631 4374 631 Z M 3827 369 L 3876 216 3884 187 3891 158 3898 129 3905 100 3908 100 3915 128 3922 157 3930 187 3938 217 3988 369 3827 369 Z M 4006 456 L 4063 631 4184 631 3983 10 3839 10 3639 631 3756 631 3809 456 4006 456 Z M 3389 631 L 3502 631 3502 105 3680 105 3680 10 3211 10 3211 105 3389 105 3389 631 Z M 2906 631 L 3275 631 3275 536 3020 536 3020 10 2906 10 2906 631 Z M 2293 10 L 2293 365 2293 383 2294 400 2295 417 2297 433 2299 449 2303 463 2306 477 2310 491 2314 503 2319 515 2324 528 2330 538 2336 548 2343 559 2350 568 2357 576 2365 584 2373 592 2383 599 2392 605 2401 611 2411 616 2422 621 2432 625 2443 629 2455 633 2466 635 2478 637 2503 640 2530 641 2543 641 2556 640 2570 639 2583 637 2595 635 2608 632 2619 629 2631 624 2643 620 2653 615 2663 610 2673 604 2683 598 2692 591 2701 582 2709 574 2718 566 2725 557 2732 546 2738 536 2744 525 2750 513 2755 501 2760 489 2764 475 2767 461 2770 446 2772 431 2774 416 2776 399 2777 383 2777 364 2777 10 2664 10 2664 372 2663 394 2661 415 2659 433 2655 451 2650 467 2644 481 2638 495 2629 506 2620 516 2611 526 2600 533 2588 539 2576 544 2563 547 2548 549 2534 549 2519 549 2506 547 2493 543 2481 539 2470 533 2460 526 2449 516 2441 506 2433 495 2426 481 2421 467 2416 451 2411 433 2408 415 2406 394 2406 372 2406 10 2293 10 Z M 1789 601 L 1803 609 1821 616 1840 622 1861 629 1883 634 1908 637 1932 640 1956 641 1986 640 2013 637 2025 635 2037 632 2050 629 2061 625 2071 621 2082 617 2092 613 2101 608 2110 603 2119 597 2127 591 2134 584 2141 578 2147 571 2154 564 2160 557 2170 541 2177 526 2183 508 2189 491 2191 472 2192 454 2192 437 2190 422 2186 407 2182 393 2176 380 2170 367 2162 355 2153 344 2142 332 2130 322 2117 313 2102 303 2087 294 2070 286 2052 278 2032 270 2004 258 1979 247 1969 242 1958 236 1950 230 1942 224 1936 219 1930 213 1924 206 1920 200 1917 192 1915 184 1914 177 1914 168 1914 162 1915 154 1917 147 1919 141 1923 135 1928 129 1933 122 1938 117 1945 112 1952 107 1960 103 1970 100 1980 97 1991 95 2004 94 2016 94 2037 94 2057 96 2075 100 2092 104 2106 108 2120 113 2131 118 2140 122 2167 31 2155 25 2139 20 2124 14 2106 9 2087 6 2065 3 2043 1 2019 0 1994 1 1971 4 1948 8 1928 14 1908 22 1890 30 1873 40 1859 51 1845 64 1833 77 1823 93 1815 108 1808 124 1803 142 1800 159 1799 179 1800 194 1802 211 1806 225 1811 240 1818 253 1825 265 1834 277 1844 288 1857 299 1869 310 1882 319 1898 328 1913 336 1931 345 1948 352 1967 359 1994 369 2017 381 2027 386 2036 392 2044 397 2051 403 2057 409 2062 417 2067 423 2070 430 2073 437 2075 445 2077 454 2077 462 2077 471 2074 480 2072 489 2069 497 2065 504 2060 511 2054 517 2048 524 2040 529 2031 533 2022 537 2012 540 2002 543 1989 545 1977 546 1965 546 1943 546 1921 543 1901 540 1881 535 1863 529 1845 523 1829 514 1815 507 1789 601 Z M 1300 631 L 1300 408 1300 371 1299 335 1299 301 1298 269 1298 237 1297 205 1295 175 1294 144 1297 144 1308 170 1321 198 1335 224 1348 251 1362 279 1378 306 1392 332 1408 358 1569 631 1686 631 1686 10 1582 10 1582 226 1582 261 1582 295 1583 328 1584 360 1585 391 1587 422 1589 453 1592 484 1589 485 1578 459 1567 433 1555 407 1541 381 1528 355 1513 328 1499 302 1484 277 1324 10 1195 10 1195 631 1300 631 Z M 804 550 L 795 549 785 549 776 547 766 545 757 543 749 540 741 536 733 532 724 527 717 523 710 516 703 510 690 497 679 482 668 466 660 449 651 430 645 410 640 389 637 367 634 346 634 322 634 299 636 277 640 255 645 235 651 214 659 194 668 177 677 160 689 145 702 132 709 126 716 119 723 114 732 109 740 105 748 102 757 99 766 96 776 94 786 92 795 91 807 91 817 91 827 92 836 94 846 96 855 99 864 102 872 106 881 110 889 114 896 120 903 126 910 132 923 145 934 160 944 177 952 194 961 214 967 234 971 254 974 275 976 296 977 318 976 343 974 365 971 388 966 409 960 430 951 449 943 467 933 482 921 498 908 511 901 517 894 523 887 528 878 532 870 536 862 540 854 543 845 545 835 547 826 549 816 549 805 550 804 550 Z M 802 641 L 818 641 833 640 849 638 863 636 878 633 893 629 906 624 920 619 933 613 946 607 959 600 970 593 982 584 993 575 1004 566 1013 556 1023 545 1033 533 1041 522 1049 509 1056 496 1063 482 1070 468 1076 453 1081 437 1085 422 1089 405 1092 388 1094 370 1096 352 1097 333 1097 314 1097 297 1096 281 1095 265 1093 250 1090 235 1087 219 1083 205 1078 190 1073 176 1068 163 1061 149 1054 137 1047 124 1039 113 1031 102 1021 91 1012 80 1002 71 991 62 980 52 969 44 957 37 944 30 932 24 917 19 904 13 890 9 874 6 859 3 844 2 827 0 811 0 794 0 778 2 762 3 747 6 733 9 718 13 704 19 690 24 677 30 665 37 652 44 640 52 629 62 617 71 607 80 597 92 588 102 578 114 570 126 562 139 555 151 549 166 542 179 536 194 531 209 527 224 524 241 521 256 518 273 517 290 516 308 515 325 516 342 517 359 518 374 520 391 523 406 526 422 530 436 535 452 540 465 547 479 553 492 559 505 567 517 575 529 584 540 593 551 602 562 612 571 623 580 634 588 645 597 658 604 670 611 682 617 696 622 710 628 724 632 739 635 753 638 769 640 785 641 801 641 802 641 Z M 458 523 L 447 528 434 532 418 536 403 539 386 542 370 544 352 545 335 545 323 545 310 544 298 543 287 541 275 539 265 537 254 534 243 530 234 526 225 522 216 516 207 511 198 505 191 499 183 492 177 486 169 477 163 470 157 462 152 453 147 443 142 434 138 425 134 415 127 393 123 371 120 347 119 322 119 309 120 295 122 282 123 270 125 257 128 246 131 235 136 223 140 213 145 203 149 193 155 184 160 176 167 168 174 159 181 152 188 145 196 139 204 133 213 127 221 121 230 117 239 112 250 109 270 102 291 98 313 95 337 94 355 95 373 96 389 98 405 101 420 105 434 109 446 113 457 118 482 28 473 24 459 19 444 13 426 9 406 6 383 3 359 1 332 0 314 1 297 2 280 4 263 6 247 9 231 13 216 17 200 23 185 29 172 35 157 42 144 50 130 59 118 68 107 77 94 87 84 99 74 110 65 122 55 135 47 148 39 162 32 176 26 190 19 206 14 222 10 239 6 255 4 273 2 290 1 309 0 328 1 346 2 362 3 380 6 395 9 412 12 427 16 441 22 457 28 470 34 484 41 497 48 509 56 522 66 534 75 544 84 555 95 565 106 574 118 583 130 592 143 599 156 606 169 612 184 618 199 623 215 628 230 632 247 635 263 637 280 639 298 640 316 641 344 640 370 638 393 635 415 632 435 628 451 622 465 617 478 612 458 523 Z N">
            <draw:equation draw:name="f0" draw:formula="width"/>
            <draw:equation draw:name="f1" draw:formula="height"/>
          </draw:enhanced-geometry>
        </draw:custom-shape>
        <draw:custom-shape draw:name="Freeform 11" draw:style-name="Mgr7" draw:text-style-name="MP3" draw:layer="layout" svg:width="1.017cm" svg:height="0.254cm" svg:x="1.182cm" svg:y="17.854cm">
          <text:p/>
          <draw:enhanced-geometry draw:mirror-horizontal="false" draw:mirror-vertical="false" svg:viewBox="0 0 2491 621" draw:type="non-primitive" draw:enhanced-path="M 598 179 L 598 0 524 0 449 0 374 0 299 0 224 0 150 0 75 0 0 0 0 179 176 179 176 621 423 621 423 179 598 179 Z M 907 250 L 781 621 539 621 776 0 809 0 842 0 874 0 907 0 939 0 972 0 1005 0 1038 0 1275 621 1033 621 907 250 Z M 1814 179 L 1814 0 1740 0 1665 0 1590 0 1515 0 1440 0 1366 0 1291 0 1216 0 1216 179 1391 179 1391 621 1639 621 1639 179 1814 179 Z M 2123 250 L 1996 621 1754 621 1991 0 2024 0 2057 0 2090 0 2123 0 2155 0 2188 0 2220 0 2253 0 2491 621 2248 621 2123 250 Z N">
            <draw:equation draw:name="f0" draw:formula="width"/>
            <draw:equation draw:name="f1" draw:formula="height"/>
          </draw:enhanced-geometry>
        </draw:custom-shape>
        <draw:custom-shape draw:name="Freeform 12" draw:style-name="Mgr8" draw:text-style-name="MP3" draw:layer="layout" svg:width="3.254cm" svg:height="0.343cm" svg:x="4.656cm" svg:y="18.283cm">
          <text:p/>
          <draw:enhanced-geometry draw:mirror-horizontal="false" draw:mirror-vertical="false" svg:viewBox="0 0 7953 842" draw:type="non-primitive" draw:enhanced-path="M 324 277 L 324 344 81 344 81 569 352 569 352 637 0 637 0 11 338 11 338 79 81 79 81 277 324 277 Z M 401 188 L 492 188 556 284 566 300 578 317 589 337 601 357 604 357 614 340 625 321 636 303 649 283 712 188 800 188 646 405 805 637 712 637 646 535 635 520 624 501 612 481 598 457 596 457 588 472 578 490 564 511 549 535 484 637 394 637 553 408 401 188 Z M 883 820 L 883 334 883 298 882 261 881 224 880 188 953 188 957 265 958 265 965 255 972 244 979 235 988 227 996 219 1005 211 1014 205 1024 199 1034 194 1045 190 1055 186 1068 183 1079 181 1091 178 1105 177 1118 177 1138 178 1157 182 1166 184 1176 187 1185 190 1193 193 1201 198 1210 202 1218 207 1225 213 1240 226 1254 241 1266 258 1277 275 1287 294 1294 314 1300 335 1304 357 1307 381 1308 406 1307 434 1304 460 1302 473 1299 485 1296 497 1292 509 1288 520 1283 530 1278 541 1272 551 1266 560 1260 569 1253 579 1245 587 1231 601 1215 614 1207 619 1198 624 1190 628 1181 632 1163 638 1144 643 1123 647 1103 648 1091 647 1079 646 1069 644 1058 642 1048 640 1038 637 1029 633 1019 629 1011 625 1003 620 996 614 989 607 981 600 975 593 969 585 964 577 964 820 883 820 Z M 964 377 L 964 454 964 468 966 480 969 492 972 504 977 515 983 525 991 535 1000 546 1009 554 1018 562 1029 568 1040 573 1051 578 1064 581 1077 583 1090 583 1106 583 1120 580 1133 577 1147 571 1159 564 1170 556 1181 547 1190 535 1198 523 1205 510 1212 495 1217 480 1221 463 1224 447 1226 428 1226 410 1226 392 1224 376 1221 360 1218 345 1213 331 1206 317 1200 305 1192 293 1182 280 1172 271 1160 262 1149 255 1136 249 1122 245 1108 243 1092 242 1082 243 1072 244 1062 246 1052 249 1042 254 1033 258 1024 264 1015 270 1007 277 999 285 993 294 987 303 981 312 976 321 972 333 969 344 967 353 965 363 964 370 964 377 Z M 1771 427 L 1457 426 1458 445 1460 463 1464 480 1469 495 1477 510 1484 523 1493 535 1504 546 1515 554 1526 562 1537 568 1551 573 1564 577 1578 580 1594 582 1610 582 1628 582 1644 581 1660 579 1676 577 1690 573 1706 569 1720 564 1735 559 1748 618 1733 624 1715 630 1698 635 1680 639 1661 642 1641 644 1621 646 1599 647 1574 646 1551 642 1539 640 1528 637 1518 634 1507 631 1497 627 1488 622 1479 617 1469 612 1461 605 1453 598 1445 592 1438 584 1430 576 1423 567 1417 559 1412 551 1406 542 1402 531 1397 522 1393 512 1389 501 1386 490 1384 480 1382 469 1379 445 1378 419 1379 394 1382 370 1386 346 1392 324 1397 313 1401 303 1406 293 1411 282 1416 273 1422 264 1428 255 1436 246 1443 238 1451 230 1458 223 1466 217 1476 210 1484 204 1493 199 1502 195 1513 191 1522 187 1532 185 1543 182 1554 179 1565 178 1576 177 1589 177 1601 177 1612 178 1624 181 1635 183 1645 185 1655 188 1665 192 1675 196 1683 201 1692 206 1701 212 1708 220 1716 227 1723 234 1729 242 1736 251 1745 266 1753 281 1759 298 1764 314 1768 332 1772 349 1774 369 1774 388 1774 400 1773 410 1772 419 1771 427 Z M 1457 368 L 1696 368 1696 355 1694 344 1692 332 1690 321 1687 311 1683 301 1678 292 1673 282 1666 271 1656 262 1646 254 1636 247 1624 242 1611 239 1597 237 1583 236 1568 237 1555 239 1542 242 1531 247 1520 254 1510 261 1500 270 1491 280 1485 290 1479 300 1474 310 1468 320 1464 332 1461 343 1459 355 1457 368 Z M 1875 637 L 1875 328 1875 291 1874 256 1873 221 1872 188 1944 188 1946 276 1950 276 1954 265 1959 255 1964 245 1970 236 1976 227 1983 219 1991 211 2000 204 2008 198 2017 193 2026 188 2036 185 2045 182 2054 179 2064 177 2075 177 2087 178 2097 181 2097 258 2084 256 2069 255 2055 256 2043 258 2032 261 2020 266 2010 272 2000 280 1990 290 1982 300 1976 310 1971 321 1966 333 1963 344 1960 356 1958 370 1957 383 1955 398 1955 637 1875 637 Z M 2260 637 L 2178 637 2178 188 2260 188 2260 637 Z M 2219 105 L 2217 105 2206 104 2197 101 2193 99 2189 96 2185 93 2181 90 2174 82 2170 72 2167 63 2166 52 2167 42 2170 32 2174 23 2182 16 2185 12 2189 9 2194 6 2198 4 2208 2 2220 0 2230 2 2240 4 2244 6 2249 9 2253 12 2257 15 2263 23 2268 31 2270 42 2271 52 2270 63 2268 72 2263 82 2257 90 2253 93 2249 96 2244 99 2240 101 2235 103 2230 104 2224 104 2219 105 Z M 2755 427 L 2441 426 2443 445 2446 463 2449 480 2454 495 2461 510 2469 523 2478 535 2489 546 2499 554 2510 562 2523 568 2535 573 2548 577 2564 580 2579 582 2595 582 2612 582 2628 581 2644 579 2660 577 2676 573 2690 569 2705 564 2719 559 2732 618 2717 624 2700 630 2683 635 2664 639 2645 642 2625 644 2605 646 2583 647 2559 646 2535 642 2524 640 2512 637 2502 634 2492 631 2483 627 2472 622 2463 617 2455 612 2446 605 2437 598 2429 592 2422 584 2415 576 2409 567 2401 559 2396 551 2391 542 2386 531 2382 522 2378 512 2374 501 2371 490 2369 480 2366 469 2363 445 2362 419 2363 394 2366 370 2371 346 2377 324 2381 313 2385 303 2390 293 2395 282 2400 273 2407 264 2414 255 2420 246 2427 238 2435 230 2444 223 2452 217 2460 210 2468 204 2477 199 2487 195 2497 191 2507 187 2518 185 2528 182 2539 179 2549 178 2562 177 2573 177 2585 177 2597 178 2608 181 2619 183 2630 185 2640 188 2650 192 2659 196 2669 201 2677 206 2685 212 2693 220 2700 227 2708 234 2714 242 2721 251 2729 266 2737 281 2744 298 2749 314 2753 332 2756 349 2758 369 2759 388 2758 400 2758 410 2757 419 2755 427 Z M 2441 368 L 2680 368 2680 355 2679 344 2677 332 2675 321 2672 311 2668 301 2663 292 2657 282 2650 271 2641 262 2632 254 2620 247 2609 242 2596 239 2581 237 2567 236 2552 237 2540 239 2528 242 2515 247 2504 254 2494 261 2485 270 2475 280 2469 290 2463 300 2458 310 2454 320 2450 332 2446 343 2444 355 2441 368 Z M 2860 637 L 2860 309 2860 280 2859 250 2858 220 2856 188 2929 188 2933 262 2935 262 2940 254 2945 245 2951 237 2958 230 2964 223 2973 217 2981 210 2989 204 3000 198 3011 193 3022 188 3033 185 3046 182 3058 179 3070 177 3084 177 3098 178 3112 179 3126 183 3139 187 3151 192 3163 199 3174 206 3185 215 3192 222 3199 229 3205 236 3210 244 3215 251 3219 261 3223 269 3228 279 3231 289 3234 299 3236 309 3238 320 3241 344 3242 369 3242 637 3160 637 3160 378 3160 362 3159 346 3157 333 3154 319 3150 307 3145 297 3140 286 3134 277 3127 270 3120 263 3111 258 3102 253 3092 249 3081 246 3069 244 3056 244 3047 244 3037 245 3028 247 3020 250 3012 254 3004 258 2995 263 2988 268 2981 274 2974 281 2968 289 2962 296 2958 303 2953 311 2950 319 2947 329 2945 337 2943 346 2942 356 2942 367 2942 637 2860 637 Z M 3680 559 L 3694 620 3681 627 3666 632 3651 636 3635 640 3619 643 3602 646 3584 647 3566 648 3541 647 3517 643 3506 641 3495 638 3484 635 3474 631 3464 627 3455 623 3445 618 3436 612 3427 605 3419 599 3410 592 3403 584 3395 576 3389 567 3382 559 3377 550 3370 541 3365 531 3361 521 3357 511 3354 500 3351 489 3348 478 3346 467 3343 442 3342 417 3342 404 3343 391 3344 379 3346 367 3348 355 3351 344 3354 333 3358 321 3363 311 3367 301 3373 291 3379 281 3386 272 3393 263 3400 254 3408 245 3417 237 3425 230 3434 223 3443 215 3454 210 3464 204 3474 199 3484 195 3496 191 3507 188 3519 185 3532 183 3544 181 3556 179 3570 178 3583 178 3599 178 3616 179 3631 182 3646 185 3659 188 3672 192 3685 196 3696 201 3678 265 3667 260 3656 256 3646 251 3633 248 3622 246 3609 244 3596 243 3583 243 3565 244 3548 246 3532 250 3516 256 3502 263 3489 271 3476 281 3465 294 3456 305 3447 318 3440 332 3434 346 3430 362 3427 378 3425 396 3424 413 3425 432 3427 449 3430 467 3435 482 3441 496 3449 511 3458 523 3468 535 3479 546 3492 555 3505 563 3518 569 3533 575 3548 579 3564 581 3580 581 3592 581 3605 580 3618 578 3630 576 3643 572 3655 568 3667 564 3680 559 Z M 4149 427 L 3836 426 3837 445 3840 463 3843 480 3848 495 3855 510 3864 523 3873 535 3883 546 3893 554 3905 562 3917 568 3929 573 3943 577 3958 580 3973 582 3989 582 4006 582 4023 581 4038 579 4055 577 4070 573 4084 569 4099 564 4113 559 4127 618 4111 624 4095 630 4077 635 4059 639 4039 642 4020 644 3999 646 3978 647 3953 646 3929 642 3918 640 3907 637 3896 634 3886 631 3877 627 3867 622 3857 617 3849 612 3840 605 3832 598 3823 592 3816 584 3809 576 3803 567 3796 559 3791 551 3785 542 3780 531 3776 522 3772 512 3768 501 3765 490 3763 480 3761 469 3758 445 3757 419 3758 394 3761 370 3765 346 3771 324 3775 313 3779 303 3784 293 3790 282 3795 273 3801 264 3808 255 3814 246 3821 238 3830 230 3838 223 3846 217 3854 210 3863 204 3872 199 3881 195 3891 191 3902 187 3912 185 3922 182 3933 179 3944 178 3956 177 3967 177 3980 177 3991 178 4002 181 4014 183 4024 185 4034 188 4044 192 4054 196 4063 201 4071 206 4079 212 4088 220 4095 227 4102 234 4108 242 4115 251 4124 266 4132 281 4138 298 4143 314 4147 332 4150 349 4152 369 4153 388 4152 400 4152 410 4151 419 4149 427 Z M 3836 368 L 4074 368 4074 355 4073 344 4071 332 4069 321 4066 311 4062 301 4058 292 4052 282 4044 271 4035 262 4026 254 4015 247 4003 242 3990 239 3976 237 3961 236 3947 237 3934 239 3922 242 3910 247 3900 254 3888 261 3879 270 3870 280 3864 290 3857 300 3852 310 3848 320 3844 332 3840 343 3838 355 3836 368 Z M 4756 559 L 4771 620 4756 627 4742 632 4728 636 4711 640 4695 643 4678 646 4660 647 4641 648 4617 647 4593 643 4582 641 4571 638 4560 635 4550 631 4541 627 4530 623 4521 618 4512 612 4504 605 4495 599 4487 592 4479 584 4472 576 4465 567 4458 559 4452 550 4447 541 4442 531 4437 521 4434 511 4430 500 4427 489 4424 478 4421 467 4419 442 4418 417 4418 404 4419 391 4420 379 4423 367 4425 355 4428 344 4431 333 4435 321 4439 311 4444 301 4449 291 4455 281 4462 272 4469 263 4476 254 4484 245 4492 237 4502 230 4511 223 4520 215 4529 210 4540 204 4550 199 4561 195 4573 191 4584 188 4595 185 4607 183 4620 181 4632 179 4645 178 4659 178 4676 178 4692 179 4707 182 4722 185 4736 188 4748 192 4761 196 4772 201 4753 265 4743 260 4733 256 4722 251 4710 248 4698 246 4686 244 4672 243 4659 243 4641 244 4624 246 4607 250 4593 256 4579 263 4565 271 4553 281 4542 294 4531 305 4523 318 4516 332 4511 346 4507 362 4503 378 4502 396 4501 413 4502 432 4504 449 4507 467 4512 482 4518 496 4525 511 4535 523 4545 535 4556 546 4568 555 4581 563 4594 569 4608 575 4624 579 4639 581 4657 581 4669 581 4681 580 4694 578 4706 576 4718 572 4732 568 4744 564 4756 559 Z M 5225 427 L 4913 426 4914 445 4916 463 4920 480 4925 495 4931 510 4939 523 4949 535 4959 546 4969 554 4980 562 4993 568 5006 573 5019 577 5034 580 5049 582 5066 582 5082 582 5099 581 5115 579 5130 577 5146 573 5161 569 5176 564 5189 559 5203 618 5187 624 5171 630 5153 635 5135 639 5116 642 5096 644 5075 646 5054 647 5029 646 5006 642 4995 640 4984 637 4973 634 4963 631 4953 627 4943 622 4934 617 4925 612 4917 605 4909 598 4900 592 4893 584 4886 576 4879 567 4873 559 4866 551 4861 542 4856 531 4852 522 4848 512 4845 501 4842 490 4840 480 4837 469 4835 445 4834 419 4835 394 4837 370 4842 346 4848 324 4852 313 4856 303 4860 293 4865 282 4872 273 4878 264 4884 255 4891 246 4898 238 4905 230 4914 223 4922 217 4930 210 4939 204 4949 199 4958 195 4967 191 4977 187 4988 185 4999 182 5009 179 5021 178 5032 177 5044 177 5055 177 5068 178 5079 181 5090 183 5101 185 5111 188 5120 192 5129 196 5139 201 5148 206 5156 212 5163 220 5172 227 5178 234 5185 242 5191 251 5200 266 5208 281 5215 298 5220 314 5224 332 5227 349 5229 369 5229 388 5229 400 5228 410 5227 419 5225 427 Z M 4913 368 L 5150 368 5150 355 5149 344 5148 332 5145 321 5142 311 5139 301 5134 292 5128 282 5120 271 5112 262 5102 254 5091 247 5079 242 5067 239 5052 237 5037 236 5024 237 5010 239 4998 242 4987 247 4975 254 4965 261 4956 270 4947 280 4940 290 4934 300 4929 310 4924 320 4920 332 4917 343 4914 355 4913 368 Z M 5330 637 L 5330 328 5330 291 5330 256 5329 221 5328 188 5399 188 5402 276 5406 276 5409 265 5414 255 5419 245 5425 236 5432 227 5439 219 5446 211 5454 204 5463 198 5472 193 5481 188 5490 185 5500 182 5510 179 5520 177 5529 177 5541 178 5553 181 5553 258 5539 256 5524 255 5511 256 5498 258 5486 261 5475 266 5464 272 5455 280 5446 290 5438 300 5432 310 5426 321 5421 333 5418 344 5415 356 5413 370 5411 383 5411 398 5411 637 5330 637 Z M 5652 105 L 5732 80 5732 188 5849 188 5849 249 5732 249 5732 492 5733 503 5733 513 5734 522 5736 530 5738 539 5741 546 5744 552 5747 557 5751 562 5756 567 5760 570 5766 573 5773 577 5779 578 5786 579 5793 580 5807 579 5819 578 5830 577 5840 573 5844 635 5829 640 5812 644 5792 647 5772 648 5758 647 5745 644 5733 642 5721 638 5710 633 5701 627 5691 620 5683 612 5676 602 5670 591 5665 579 5660 565 5657 550 5654 532 5652 515 5652 495 5652 249 5583 249 5583 188 5652 188 5652 105 Z M 6256 362 L 6256 529 6257 561 6258 589 6260 615 6263 637 6189 637 6183 581 6180 581 6173 588 6167 596 6160 603 6154 610 6146 616 6138 621 6130 626 6122 630 6113 634 6104 637 6094 640 6085 642 6075 644 6064 647 6053 647 6043 648 6026 647 6012 644 5998 641 5984 637 5972 631 5961 625 5949 617 5939 607 5932 598 5925 588 5919 578 5913 566 5910 555 5907 543 5906 531 5905 518 5905 508 5906 498 5907 489 5909 480 5912 471 5915 462 5919 454 5923 446 5928 439 5933 432 5938 424 5944 417 5951 411 5959 405 5967 399 5975 393 5994 383 6014 374 6036 367 6060 362 6086 356 6114 353 6144 351 6175 351 6175 342 6174 329 6173 317 6171 306 6168 296 6165 286 6161 278 6156 271 6150 264 6143 258 6135 253 6127 248 6118 244 6108 241 6097 239 6085 238 6073 238 6056 238 6041 240 6025 242 6010 246 5996 250 5982 257 5969 264 5957 271 5938 218 5953 208 5970 200 5987 193 6005 188 6024 183 6044 179 6063 178 6085 177 6106 178 6125 181 6143 184 6160 189 6175 195 6189 203 6202 212 6213 224 6223 236 6232 249 6239 264 6245 280 6249 299 6254 318 6255 339 6256 362 Z M 6175 486 L 6175 408 6152 408 6131 409 6111 410 6092 413 6076 416 6060 420 6046 425 6034 432 6022 438 6013 445 6005 454 5999 463 5994 474 5989 484 5987 496 5986 509 5987 518 5988 527 5990 534 5993 543 5996 550 6000 556 6005 562 6010 567 6015 571 6020 576 6026 579 6034 582 6040 584 6047 586 6055 587 6063 587 6073 587 6083 585 6092 584 6100 581 6110 578 6118 573 6126 569 6133 563 6140 558 6146 553 6152 547 6156 541 6161 533 6164 526 6167 519 6170 512 6172 506 6173 499 6174 493 6175 486 Z M 6469 637 L 6387 637 6387 188 6469 188 6469 637 Z M 6427 105 L 6426 105 6416 104 6406 101 6401 99 6397 96 6393 93 6389 90 6383 82 6379 72 6376 63 6375 52 6376 42 6379 32 6384 23 6390 16 6394 12 6398 9 6403 6 6407 4 6417 2 6428 0 6439 2 6449 4 6454 6 6458 9 6462 12 6465 15 6472 23 6476 31 6480 42 6480 52 6480 63 6476 72 6472 82 6465 90 6462 93 6458 96 6454 99 6449 101 6444 103 6438 104 6433 104 6427 105 Z M 6604 637 L 6604 309 6604 280 6603 250 6602 220 6601 188 6673 188 6678 262 6679 262 6684 254 6690 245 6695 237 6703 230 6710 223 6717 217 6725 210 6734 204 6745 198 6756 193 6767 188 6779 185 6790 182 6802 179 6815 177 6828 177 6842 178 6857 179 6870 183 6883 187 6896 192 6908 199 6919 206 6930 215 6937 222 6943 229 6949 236 6954 244 6959 251 6965 261 6969 269 6972 279 6976 289 6978 299 6981 309 6983 320 6985 344 6986 369 6986 637 6905 637 6905 378 6904 362 6903 346 6901 333 6898 319 6895 307 6890 297 6884 286 6878 277 6872 270 6864 263 6856 258 6846 253 6836 249 6825 246 6814 244 6801 244 6791 244 6782 245 6772 247 6764 250 6756 254 6748 258 6740 263 6732 268 6725 274 6719 281 6713 289 6707 296 6703 303 6698 311 6694 319 6691 329 6689 337 6687 346 6686 356 6686 367 6686 637 6604 637 Z M 7137 105 L 7217 80 7217 188 7333 188 7333 249 7217 249 7217 492 7217 503 7218 513 7219 522 7220 530 7223 539 7226 546 7229 552 7233 557 7237 562 7241 567 7246 570 7251 573 7257 577 7264 578 7271 579 7278 580 7291 579 7304 578 7315 577 7325 573 7329 635 7314 640 7296 644 7278 647 7257 648 7243 647 7230 644 7217 642 7206 638 7196 633 7185 627 7176 620 7168 612 7161 602 7155 591 7149 579 7145 565 7141 550 7139 532 7138 515 7137 495 7137 249 7068 249 7068 188 7137 188 7137 105 Z M 7366 188 L 7455 188 7553 453 7560 474 7568 495 7575 519 7582 545 7584 545 7589 527 7595 507 7604 481 7613 451 7701 188 7788 188 7665 508 7654 537 7644 564 7632 590 7623 614 7613 635 7604 655 7595 672 7587 688 7578 704 7569 719 7559 733 7550 746 7541 759 7532 770 7521 780 7512 790 7500 800 7487 809 7474 817 7462 825 7450 831 7437 835 7424 839 7412 842 7391 773 7409 766 7428 758 7445 746 7463 733 7473 725 7482 714 7493 704 7501 693 7509 682 7517 669 7525 656 7531 642 7536 631 7538 623 7536 615 7532 601 7366 188 Z M 7898 648 L 7896 648 7890 647 7885 647 7880 644 7875 642 7871 640 7866 637 7862 634 7857 630 7854 626 7851 622 7848 617 7846 612 7844 600 7843 589 7843 583 7844 577 7845 571 7846 565 7849 560 7851 556 7854 551 7858 547 7863 543 7867 540 7872 536 7876 534 7881 532 7887 531 7892 530 7899 530 7905 530 7910 531 7915 532 7920 534 7925 536 7929 540 7933 543 7938 547 7942 551 7945 555 7947 560 7949 565 7951 570 7952 577 7953 583 7953 589 7952 600 7949 612 7947 617 7945 622 7942 626 7938 630 7933 634 7929 637 7925 640 7920 642 7915 644 7909 647 7904 647 7898 648 Z N">
            <draw:equation draw:name="f0" draw:formula="width"/>
            <draw:equation draw:name="f1" draw:formula="height"/>
          </draw:enhanced-geometry>
        </draw:custom-shape>
      </draw:g>
      <draw:custom-shape draw:name="AutoShape 3" draw:style-name="Mgr6" draw:text-style-name="MP3" draw:layer="backgroundobjects" svg:width="25.399cm" svg:height="2.936cm" svg:x="0cm" svg:y="10.583cm">
        <text:p/>
        <draw:enhanced-geometry svg:viewBox="0 0 21600 21600" draw:type="rectangle" draw:enhanced-path="M 0 0 L 21600 0 21600 21600 0 21600 0 0 Z N"/>
      </draw:custom-shape>
      <draw:frame draw:name="Picture 2" draw:style-name="Mgr9" draw:text-style-name="MP5" draw:layer="backgroundobjects" svg:width="3.454cm" svg:height="2.962cm" svg:x="0cm" svg:y="0cm">
        <draw:image xlink:href="Pictures/2000000E00000D6500000B7D70319AE9.wmf" xlink:type="simple" xlink:show="embed" xlink:actuate="onLoad">
          <text:p/>
        </draw:image>
      </draw:frame>
      <draw:frame draw:name="PlaceHolder 1" presentation:style-name="Mpr6" draw:text-style-name="MP3" draw:layer="backgroundobjects" svg:width="22.858cm" svg:height="3.18cm" svg:x="1.27cm" svg:y="0.76cm" presentation:class="title" presentation:user-transformed="true">
        <draw:text-box>
          <text:p text:style-name="MP8"><text:span text:style-name="MT6">Click to edit the title text format</text:span></text:p>
        </draw:text-box>
      </draw:frame>
      <draw:frame draw:name="PlaceHolder 2" presentation:style-name="Mpr7" draw:text-style-name="MP3" draw:layer="backgroundobjects" svg:width="11.153cm" svg:height="12.571cm" svg:x="1.27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draw:frame draw:name="PlaceHolder 3" presentation:style-name="Mpr7" draw:text-style-name="MP3" draw:layer="backgroundobjects" svg:width="11.153cm" svg:height="12.571cm" svg:x="12.982cm" svg:y="4.457cm" presentation:class="outline" presentation:user-transformed="true">
        <draw:text-box>
          <text:p text:style-name="MP9"><text:span text:style-name="MT7">Click to edit the outline text format</text:span></text:p>
          <text:list text:style-name="ML5">
            <text:list-item>
              <text:list>
                <text:list-item>
                  <text:p text:style-name="MP10"><text:span text:style-name="MT7">Second Outline Level</text:span></text:p>
                  <text:list>
                    <text:list-item>
                      <text:p text:style-name="MP11"><text:span text:style-name="MT7">Third Outline Level</text:span></text:p>
                      <text:list>
                        <text:list-item>
                          <text:p text:style-name="MP12"><text:span text:style-name="MT7">Fourth Outline Level</text:span></text:p>
                          <text:list>
                            <text:list-item>
                              <text:p text:style-name="MP13"><text:span text:style-name="MT7">Fifth Outline Level</text:span></text:p>
                              <text:list>
                                <text:list-item>
                                  <text:p text:style-name="MP13"><text:span text:style-name="MT7">Sixth Outline Level</text:span></text:p>
                                  <text:list>
                                    <text:list-item>
                                      <text:p text:style-name="MP13"><text:span text:style-name="MT7">Seventh Outline Level</text:span></text:p>
                                      <text:list>
                                        <text:list-item>
                                          <text:p text:style-name="MP13"><text:span text:style-name="MT7">Eighth Outline Level</text:span></text:p>
                                          <text:list>
                                            <text:list-item>
                                              <text:p text:style-name="MP13"><text:span text:style-name="MT7">Ninth Outline Level</text:span></text:p>
                                            </text:list-item>
                                          </text:list>
                                        </text:list-item>
                                      </text:list>
                                    </text:list-item>
                                  </text:list>
                                </text:list-item>
                              </text:list>
                            </text:list-item>
                          </text:list>
                        </text:list-item>
                      </text:list>
                    </text:list-item>
                  </text:list>
                </text:list-item>
              </text:list>
            </text:list-item>
          </text:list>
        </draw:text-box>
      </draw:frame>
      <presentation:notes style:page-layout-name="PM0">
        <draw:page-thumbnail presentation:style-name="Default_20_2-title" draw:layer="backgroundobjects" svg:width="14.848cm" svg:height="11.136cm" svg:x="3.075cm" svg:y="2.257cm" presentation:class="page"/>
        <draw:frame presentation:style-name="Default_20_2-notes" draw:layer="backgroundobjects" svg:width="16.799cm" svg:height="13.364cm" svg:x="2.1cm" svg:y="14.107cm" presentation:class="notes" presentation:placeholder="true">
          <draw:text-box/>
        </draw:frame>
        <draw:frame presentation:style-name="Mpr8" draw:text-style-name="MP1" draw:layer="backgroundobjects" svg:width="9.113cm" svg:height="1.484cm" svg:x="0cm" svg:y="0cm" presentation:class="header">
          <draw:text-box>
            <text:p text:style-name="MP1"><text:span text:style-name="MT1"><presentation:header/></text:span></text:p>
          </draw:text-box>
        </draw:frame>
        <draw:frame presentation:style-name="Mpr8" draw:text-style-name="MP2" draw:layer="backgroundobjects" svg:width="9.113cm" svg:height="1.484cm" svg:x="11.886cm" svg:y="0cm" presentation:class="date-time">
          <draw:text-box>
            <text:p text:style-name="MP2"><text:span text:style-name="MT1"><presentation:date-time/></text:span></text:p>
          </draw:text-box>
        </draw:frame>
        <draw:frame presentation:style-name="Mpr9" draw:text-style-name="MP1" draw:layer="backgroundobjects" svg:width="9.113cm" svg:height="1.484cm" svg:x="0cm" svg:y="28.215cm" presentation:class="footer">
          <draw:text-box>
            <text:p text:style-name="MP1"><text:span text:style-name="MT1"><presentation:footer/></text:span></text:p>
          </draw:text-box>
        </draw:frame>
        <draw:frame presentation:style-name="Mpr9"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xmlns:drawooo="http://openoffice.org/2010/draw" office:version="1.2">
  <office:meta>
    <dc:date>2014-02-03T13:01:49.91</dc:date>
    <meta:generator>OpenOffice.org/3.4$Win32 OpenOffice.org_project/340m1$Build-9590</meta:generator>
    <meta:editing-duration>P20DT23H14M36S</meta:editing-duration>
    <meta:editing-cycles>232</meta:editing-cycles>
    <meta:document-statistic meta:object-count="92"/>
  </office:meta>
</office:document-meta>
</file>